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date : 25-01-22, 1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 Model</text:p>
          </table:table-cell>
          <table:table-cell/>
          <table:table-cell office:value-type="string" calcext:value-type="string">
            <text:p>OD Model</text:p>
          </table:table-cell>
          <table:table-cell/>
        </table:table-row>
        <table:table-row table:style-name="ro1">
          <table:table-cell office:value-type="string" calcext:value-type="string">
            <text:p>TRT Model → Avg : 0.0686</text:p>
          </table:table-cell>
          <table:table-cell office:value-type="string" calcext:value-type="string">
            <text:p>Frozen Graph → Avg: 0.0699</text:p>
          </table:table-cell>
          <table:table-cell office:value-type="string" calcext:value-type="string">
            <text:p>TRT Model → Avg: 0.0111</text:p>
          </table:table-cell>
          <table:table-cell office:value-type="string" calcext:value-type="string">
            <text:p>Frozen Graph → Avg: 0.0146</text:p>
          </table:table-cell>
        </table:table-row>
        <table:table-row table:style-name="ro1">
          <table:table-cell office:value-type="float" office:value="0.0848641395568848" calcext:value-type="float">
            <text:p>0.084864139556885</text:p>
          </table:table-cell>
          <table:table-cell office:value-type="float" office:value="0.0893816947937012" calcext:value-type="float">
            <text:p>0.089381694793701</text:p>
          </table:table-cell>
          <table:table-cell office:value-type="float" office:value="0.0149102210998535" calcext:value-type="float">
            <text:p>0.014910221099854</text:p>
          </table:table-cell>
          <table:table-cell office:value-type="float" office:value="0.0244045257568359" calcext:value-type="float">
            <text:p>0.024404525756836</text:p>
          </table:table-cell>
        </table:table-row>
        <table:table-row table:style-name="ro1">
          <table:table-cell office:value-type="float" office:value="0.0915312767028809" calcext:value-type="float">
            <text:p>0.091531276702881</text:p>
          </table:table-cell>
          <table:table-cell office:value-type="float" office:value="0.0932896137237549" calcext:value-type="float">
            <text:p>0.093289613723755</text:p>
          </table:table-cell>
          <table:table-cell office:value-type="float" office:value="0.0140304565429688" calcext:value-type="float">
            <text:p>0.014030456542969</text:p>
          </table:table-cell>
          <table:table-cell office:value-type="float" office:value="0.018258810043335" calcext:value-type="float">
            <text:p>0.018258810043335</text:p>
          </table:table-cell>
        </table:table-row>
        <table:table-row table:style-name="ro1">
          <table:table-cell office:value-type="float" office:value="0.0752828121185303" calcext:value-type="float">
            <text:p>0.07528281211853</text:p>
          </table:table-cell>
          <table:table-cell office:value-type="float" office:value="0.0792479515075684" calcext:value-type="float">
            <text:p>0.079247951507568</text:p>
          </table:table-cell>
          <table:table-cell office:value-type="float" office:value="0.0115768909454346" calcext:value-type="float">
            <text:p>0.011576890945435</text:p>
          </table:table-cell>
          <table:table-cell office:value-type="float" office:value="0.019805908203125" calcext:value-type="float">
            <text:p>0.019805908203125</text:p>
          </table:table-cell>
        </table:table-row>
        <table:table-row table:style-name="ro1">
          <table:table-cell office:value-type="float" office:value="0.0796525478363037" calcext:value-type="float">
            <text:p>0.079652547836304</text:p>
          </table:table-cell>
          <table:table-cell office:value-type="float" office:value="0.0723550319671631" calcext:value-type="float">
            <text:p>0.072355031967163</text:p>
          </table:table-cell>
          <table:table-cell office:value-type="float" office:value="0.0104632377624512" calcext:value-type="float">
            <text:p>0.010463237762451</text:p>
          </table:table-cell>
          <table:table-cell office:value-type="float" office:value="0.0166852474212647" calcext:value-type="float">
            <text:p>0.016685247421265</text:p>
          </table:table-cell>
        </table:table-row>
        <table:table-row table:style-name="ro1">
          <table:table-cell office:value-type="float" office:value="0.0784506797790527" calcext:value-type="float">
            <text:p>0.078450679779053</text:p>
          </table:table-cell>
          <table:table-cell office:value-type="float" office:value="0.0802788734436035" calcext:value-type="float">
            <text:p>0.080278873443604</text:p>
          </table:table-cell>
          <table:table-cell office:value-type="float" office:value="0.0131783485412598" calcext:value-type="float">
            <text:p>0.01317834854126</text:p>
          </table:table-cell>
          <table:table-cell office:value-type="float" office:value="0.0173623561859131" calcext:value-type="float">
            <text:p>0.017362356185913</text:p>
          </table:table-cell>
        </table:table-row>
        <table:table-row table:style-name="ro1">
          <table:table-cell office:value-type="float" office:value="0.0724585056304932" calcext:value-type="float">
            <text:p>0.072458505630493</text:p>
          </table:table-cell>
          <table:table-cell office:value-type="float" office:value="0.072484016418457" calcext:value-type="float">
            <text:p>0.072484016418457</text:p>
          </table:table-cell>
          <table:table-cell office:value-type="float" office:value="0.0119953155517578" calcext:value-type="float">
            <text:p>0.011995315551758</text:p>
          </table:table-cell>
          <table:table-cell office:value-type="float" office:value="0.0173404216766357" calcext:value-type="float">
            <text:p>0.017340421676636</text:p>
          </table:table-cell>
        </table:table-row>
        <table:table-row table:style-name="ro1">
          <table:table-cell office:value-type="float" office:value="0.081082820892334" calcext:value-type="float">
            <text:p>0.081082820892334</text:p>
          </table:table-cell>
          <table:table-cell office:value-type="float" office:value="0.0766780376434326" calcext:value-type="float">
            <text:p>0.076678037643433</text:p>
          </table:table-cell>
          <table:table-cell office:value-type="float" office:value="0.0119099617004395" calcext:value-type="float">
            <text:p>0.01190996170044</text:p>
          </table:table-cell>
          <table:table-cell office:value-type="float" office:value="0.0180239677429199" calcext:value-type="float">
            <text:p>0.01802396774292</text:p>
          </table:table-cell>
        </table:table-row>
        <table:table-row table:style-name="ro1">
          <table:table-cell office:value-type="float" office:value="0.0747578144073486" calcext:value-type="float">
            <text:p>0.074757814407349</text:p>
          </table:table-cell>
          <table:table-cell office:value-type="float" office:value="0.0684597492218018" calcext:value-type="float">
            <text:p>0.068459749221802</text:p>
          </table:table-cell>
          <table:table-cell office:value-type="float" office:value="0.0105903148651123" calcext:value-type="float">
            <text:p>0.010590314865112</text:p>
          </table:table-cell>
          <table:table-cell office:value-type="float" office:value="0.0157182216644287" calcext:value-type="float">
            <text:p>0.015718221664429</text:p>
          </table:table-cell>
        </table:table-row>
        <table:table-row table:style-name="ro1">
          <table:table-cell office:value-type="float" office:value="0.0615541934967041" calcext:value-type="float">
            <text:p>0.061554193496704</text:p>
          </table:table-cell>
          <table:table-cell office:value-type="float" office:value="0.0794291496276856" calcext:value-type="float">
            <text:p>0.079429149627686</text:p>
          </table:table-cell>
          <table:table-cell office:value-type="float" office:value="0.011099100112915" calcext:value-type="float">
            <text:p>0.011099100112915</text:p>
          </table:table-cell>
          <table:table-cell office:value-type="float" office:value="0.0166828632354736" calcext:value-type="float">
            <text:p>0.016682863235474</text:p>
          </table:table-cell>
        </table:table-row>
        <table:table-row table:style-name="ro1">
          <table:table-cell office:value-type="float" office:value="0.066741943359375" calcext:value-type="float">
            <text:p>0.066741943359375</text:p>
          </table:table-cell>
          <table:table-cell office:value-type="float" office:value="0.0708825588226318" calcext:value-type="float">
            <text:p>0.070882558822632</text:p>
          </table:table-cell>
          <table:table-cell office:value-type="float" office:value="0.0185618400573731" calcext:value-type="float">
            <text:p>0.018561840057373</text:p>
          </table:table-cell>
          <table:table-cell office:value-type="float" office:value="0.0159072875976563" calcext:value-type="float">
            <text:p>0.015907287597656</text:p>
          </table:table-cell>
        </table:table-row>
        <table:table-row table:style-name="ro1">
          <table:table-cell office:value-type="float" office:value="0.08416748046875" calcext:value-type="float">
            <text:p>0.08416748046875</text:p>
          </table:table-cell>
          <table:table-cell office:value-type="float" office:value="0.0774190425872803" calcext:value-type="float">
            <text:p>0.07741904258728</text:p>
          </table:table-cell>
          <table:table-cell office:value-type="float" office:value="0.0110623836517334" calcext:value-type="float">
            <text:p>0.011062383651733</text:p>
          </table:table-cell>
          <table:table-cell office:value-type="float" office:value="0.0151894092559814" calcext:value-type="float">
            <text:p>0.015189409255981</text:p>
          </table:table-cell>
        </table:table-row>
        <table:table-row table:style-name="ro1">
          <table:table-cell office:value-type="float" office:value="0.0801608562469482" calcext:value-type="float">
            <text:p>0.080160856246948</text:p>
          </table:table-cell>
          <table:table-cell office:value-type="float" office:value="0.0703814029693604" calcext:value-type="float">
            <text:p>0.07038140296936</text:p>
          </table:table-cell>
          <table:table-cell office:value-type="float" office:value="0.0107192993164063" calcext:value-type="float">
            <text:p>0.010719299316406</text:p>
          </table:table-cell>
          <table:table-cell office:value-type="float" office:value="0.0175442695617676" calcext:value-type="float">
            <text:p>0.017544269561768</text:p>
          </table:table-cell>
        </table:table-row>
        <table:table-row table:style-name="ro1">
          <table:table-cell office:value-type="float" office:value="0.07015061378479" calcext:value-type="float">
            <text:p>0.07015061378479</text:p>
          </table:table-cell>
          <table:table-cell office:value-type="float" office:value="0.0789651870727539" calcext:value-type="float">
            <text:p>0.078965187072754</text:p>
          </table:table-cell>
          <table:table-cell office:value-type="float" office:value="0.0111112594604492" calcext:value-type="float">
            <text:p>0.011111259460449</text:p>
          </table:table-cell>
          <table:table-cell office:value-type="float" office:value="0.0163364410400391" calcext:value-type="float">
            <text:p>0.016336441040039</text:p>
          </table:table-cell>
        </table:table-row>
        <table:table-row table:style-name="ro1">
          <table:table-cell office:value-type="float" office:value="0.071556568145752" calcext:value-type="float">
            <text:p>0.071556568145752</text:p>
          </table:table-cell>
          <table:table-cell office:value-type="float" office:value="0.0722513198852539" calcext:value-type="float">
            <text:p>0.072251319885254</text:p>
          </table:table-cell>
          <table:table-cell office:value-type="float" office:value="0.0110890865325928" calcext:value-type="float">
            <text:p>0.011089086532593</text:p>
          </table:table-cell>
          <table:table-cell office:value-type="float" office:value="0.0158395767211914" calcext:value-type="float">
            <text:p>0.015839576721191</text:p>
          </table:table-cell>
        </table:table-row>
        <table:table-row table:style-name="ro1">
          <table:table-cell office:value-type="float" office:value="0.0708818435668945" calcext:value-type="float">
            <text:p>0.070881843566895</text:p>
          </table:table-cell>
          <table:table-cell office:value-type="float" office:value="0.0793466567993164" calcext:value-type="float">
            <text:p>0.079346656799316</text:p>
          </table:table-cell>
          <table:table-cell office:value-type="float" office:value="0.0126659870147705" calcext:value-type="float">
            <text:p>0.012665987014771</text:p>
          </table:table-cell>
          <table:table-cell office:value-type="float" office:value="0.0158426761627197" calcext:value-type="float">
            <text:p>0.01584267616272</text:p>
          </table:table-cell>
        </table:table-row>
        <table:table-row table:style-name="ro1">
          <table:table-cell office:value-type="float" office:value="0.0793440341949463" calcext:value-type="float">
            <text:p>0.079344034194946</text:p>
          </table:table-cell>
          <table:table-cell office:value-type="float" office:value="0.0654475688934326" calcext:value-type="float">
            <text:p>0.065447568893433</text:p>
          </table:table-cell>
          <table:table-cell office:value-type="float" office:value="0.011218786239624" calcext:value-type="float">
            <text:p>0.011218786239624</text:p>
          </table:table-cell>
          <table:table-cell office:value-type="float" office:value="0.017209529876709" calcext:value-type="float">
            <text:p>0.017209529876709</text:p>
          </table:table-cell>
        </table:table-row>
        <table:table-row table:style-name="ro1">
          <table:table-cell office:value-type="float" office:value="0.0702061653137207" calcext:value-type="float">
            <text:p>0.070206165313721</text:p>
          </table:table-cell>
          <table:table-cell office:value-type="float" office:value="0.0742321014404297" calcext:value-type="float">
            <text:p>0.07423210144043</text:p>
          </table:table-cell>
          <table:table-cell office:value-type="float" office:value="0.0113682746887207" calcext:value-type="float">
            <text:p>0.011368274688721</text:p>
          </table:table-cell>
          <table:table-cell office:value-type="float" office:value="0.0172238349914551" calcext:value-type="float">
            <text:p>0.017223834991455</text:p>
          </table:table-cell>
        </table:table-row>
        <table:table-row table:style-name="ro1">
          <table:table-cell office:value-type="float" office:value="0.0701298713684082" calcext:value-type="float">
            <text:p>0.070129871368408</text:p>
          </table:table-cell>
          <table:table-cell office:value-type="float" office:value="0.0744433403015137" calcext:value-type="float">
            <text:p>0.074443340301514</text:p>
          </table:table-cell>
          <table:table-cell office:value-type="float" office:value="0.0125384330749512" calcext:value-type="float">
            <text:p>0.012538433074951</text:p>
          </table:table-cell>
          <table:table-cell office:value-type="float" office:value="0.0155823230743408" calcext:value-type="float">
            <text:p>0.015582323074341</text:p>
          </table:table-cell>
        </table:table-row>
        <table:table-row table:style-name="ro1">
          <table:table-cell office:value-type="float" office:value="0.0751399993896484" calcext:value-type="float">
            <text:p>0.075139999389648</text:p>
          </table:table-cell>
          <table:table-cell office:value-type="float" office:value="0.0786509513854981" calcext:value-type="float">
            <text:p>0.078650951385498</text:p>
          </table:table-cell>
          <table:table-cell office:value-type="float" office:value="0.0114817619323731" calcext:value-type="float">
            <text:p>0.011481761932373</text:p>
          </table:table-cell>
          <table:table-cell office:value-type="float" office:value="0.0155463218688965" calcext:value-type="float">
            <text:p>0.015546321868897</text:p>
          </table:table-cell>
        </table:table-row>
        <table:table-row table:style-name="ro1">
          <table:table-cell office:value-type="float" office:value="0.0800328254699707" calcext:value-type="float">
            <text:p>0.080032825469971</text:p>
          </table:table-cell>
          <table:table-cell office:value-type="float" office:value="0.0713753700256348" calcext:value-type="float">
            <text:p>0.071375370025635</text:p>
          </table:table-cell>
          <table:table-cell office:value-type="float" office:value="0.0107343196868896" calcext:value-type="float">
            <text:p>0.01073431968689</text:p>
          </table:table-cell>
          <table:table-cell office:value-type="float" office:value="0.0147204399108887" calcext:value-type="float">
            <text:p>0.014720439910889</text:p>
          </table:table-cell>
        </table:table-row>
        <table:table-row table:style-name="ro1">
          <table:table-cell office:value-type="float" office:value="0.0705912113189697" calcext:value-type="float">
            <text:p>0.07059121131897</text:p>
          </table:table-cell>
          <table:table-cell office:value-type="float" office:value="0.0766801834106445" calcext:value-type="float">
            <text:p>0.076680183410645</text:p>
          </table:table-cell>
          <table:table-cell office:value-type="float" office:value="0.0108122825622559" calcext:value-type="float">
            <text:p>0.010812282562256</text:p>
          </table:table-cell>
          <table:table-cell office:value-type="float" office:value="0.0155832767486572" calcext:value-type="float">
            <text:p>0.015583276748657</text:p>
          </table:table-cell>
        </table:table-row>
        <table:table-row table:style-name="ro1">
          <table:table-cell office:value-type="float" office:value="0.0753490924835205" calcext:value-type="float">
            <text:p>0.075349092483521</text:p>
          </table:table-cell>
          <table:table-cell office:value-type="float" office:value="0.0767340660095215" calcext:value-type="float">
            <text:p>0.076734066009522</text:p>
          </table:table-cell>
          <table:table-cell office:value-type="float" office:value="0.0112864971160889" calcext:value-type="float">
            <text:p>0.011286497116089</text:p>
          </table:table-cell>
          <table:table-cell office:value-type="float" office:value="0.0166263580322266" calcext:value-type="float">
            <text:p>0.016626358032227</text:p>
          </table:table-cell>
        </table:table-row>
        <table:table-row table:style-name="ro1">
          <table:table-cell office:value-type="float" office:value="0.0727472305297852" calcext:value-type="float">
            <text:p>0.072747230529785</text:p>
          </table:table-cell>
          <table:table-cell office:value-type="float" office:value="0.0782742500305176" calcext:value-type="float">
            <text:p>0.078274250030518</text:p>
          </table:table-cell>
          <table:table-cell office:value-type="float" office:value="0.0117733478546143" calcext:value-type="float">
            <text:p>0.011773347854614</text:p>
          </table:table-cell>
          <table:table-cell office:value-type="float" office:value="0.015812873840332" calcext:value-type="float">
            <text:p>0.015812873840332</text:p>
          </table:table-cell>
        </table:table-row>
        <table:table-row table:style-name="ro1">
          <table:table-cell office:value-type="float" office:value="0.0767087936401367" calcext:value-type="float">
            <text:p>0.076708793640137</text:p>
          </table:table-cell>
          <table:table-cell office:value-type="float" office:value="0.0718135833740234" calcext:value-type="float">
            <text:p>0.071813583374023</text:p>
          </table:table-cell>
          <table:table-cell office:value-type="float" office:value="0.0109951496124268" calcext:value-type="float">
            <text:p>0.010995149612427</text:p>
          </table:table-cell>
          <table:table-cell office:value-type="float" office:value="0.0168111324310303" calcext:value-type="float">
            <text:p>0.01681113243103</text:p>
          </table:table-cell>
        </table:table-row>
        <table:table-row table:style-name="ro1">
          <table:table-cell office:value-type="float" office:value="0.0715610980987549" calcext:value-type="float">
            <text:p>0.071561098098755</text:p>
          </table:table-cell>
          <table:table-cell office:value-type="float" office:value="0.0741539001464844" calcext:value-type="float">
            <text:p>0.074153900146484</text:p>
          </table:table-cell>
          <table:table-cell office:value-type="float" office:value="0.0113322734832764" calcext:value-type="float">
            <text:p>0.011332273483276</text:p>
          </table:table-cell>
          <table:table-cell office:value-type="float" office:value="0.0156433582305908" calcext:value-type="float">
            <text:p>0.015643358230591</text:p>
          </table:table-cell>
        </table:table-row>
        <table:table-row table:style-name="ro1">
          <table:table-cell office:value-type="float" office:value="0.0752227306365967" calcext:value-type="float">
            <text:p>0.075222730636597</text:p>
          </table:table-cell>
          <table:table-cell office:value-type="float" office:value="0.0723638534545898" calcext:value-type="float">
            <text:p>0.07236385345459</text:p>
          </table:table-cell>
          <table:table-cell office:value-type="float" office:value="0.0118515491485596" calcext:value-type="float">
            <text:p>0.01185154914856</text:p>
          </table:table-cell>
          <table:table-cell office:value-type="float" office:value="0.0154390335083008" calcext:value-type="float">
            <text:p>0.015439033508301</text:p>
          </table:table-cell>
        </table:table-row>
        <table:table-row table:style-name="ro1">
          <table:table-cell office:value-type="float" office:value="0.0605540275573731" calcext:value-type="float">
            <text:p>0.060554027557373</text:p>
          </table:table-cell>
          <table:table-cell office:value-type="float" office:value="0.0780720710754395" calcext:value-type="float">
            <text:p>0.07807207107544</text:p>
          </table:table-cell>
          <table:table-cell office:value-type="float" office:value="0.0118975639343262" calcext:value-type="float">
            <text:p>0.011897563934326</text:p>
          </table:table-cell>
          <table:table-cell office:value-type="float" office:value="0.0156621932983398" calcext:value-type="float">
            <text:p>0.01566219329834</text:p>
          </table:table-cell>
        </table:table-row>
        <table:table-row table:style-name="ro1">
          <table:table-cell office:value-type="float" office:value="0.0774691104888916" calcext:value-type="float">
            <text:p>0.077469110488892</text:p>
          </table:table-cell>
          <table:table-cell office:value-type="float" office:value="0.0691723823547363" calcext:value-type="float">
            <text:p>0.069172382354736</text:p>
          </table:table-cell>
          <table:table-cell office:value-type="float" office:value="0.0110533237457275" calcext:value-type="float">
            <text:p>0.011053323745728</text:p>
          </table:table-cell>
          <table:table-cell office:value-type="float" office:value="0.0151150226593018" calcext:value-type="float">
            <text:p>0.015115022659302</text:p>
          </table:table-cell>
        </table:table-row>
        <table:table-row table:style-name="ro1">
          <table:table-cell office:value-type="float" office:value="0.0750017166137695" calcext:value-type="float">
            <text:p>0.07500171661377</text:p>
          </table:table-cell>
          <table:table-cell office:value-type="float" office:value="0.0745141506195068" calcext:value-type="float">
            <text:p>0.074514150619507</text:p>
          </table:table-cell>
          <table:table-cell office:value-type="float" office:value="0.0114617347717285" calcext:value-type="float">
            <text:p>0.011461734771729</text:p>
          </table:table-cell>
          <table:table-cell office:value-type="float" office:value="0.0148642063140869" calcext:value-type="float">
            <text:p>0.014864206314087</text:p>
          </table:table-cell>
        </table:table-row>
        <table:table-row table:style-name="ro1">
          <table:table-cell office:value-type="float" office:value="0.0688347816467285" calcext:value-type="float">
            <text:p>0.068834781646729</text:p>
          </table:table-cell>
          <table:table-cell office:value-type="float" office:value="0.0727596282958984" calcext:value-type="float">
            <text:p>0.072759628295898</text:p>
          </table:table-cell>
          <table:table-cell office:value-type="float" office:value="0.0110149383544922" calcext:value-type="float">
            <text:p>0.011014938354492</text:p>
          </table:table-cell>
          <table:table-cell office:value-type="float" office:value="0.0162897109985352" calcext:value-type="float">
            <text:p>0.016289710998535</text:p>
          </table:table-cell>
        </table:table-row>
        <table:table-row table:style-name="ro1">
          <table:table-cell office:value-type="float" office:value="0.0671184062957764" calcext:value-type="float">
            <text:p>0.067118406295776</text:p>
          </table:table-cell>
          <table:table-cell office:value-type="float" office:value="0.0702717304229736" calcext:value-type="float">
            <text:p>0.070271730422974</text:p>
          </table:table-cell>
          <table:table-cell office:value-type="float" office:value="0.0126872062683106" calcext:value-type="float">
            <text:p>0.012687206268311</text:p>
          </table:table-cell>
          <table:table-cell office:value-type="float" office:value="0.0155298709869385" calcext:value-type="float">
            <text:p>0.015529870986939</text:p>
          </table:table-cell>
        </table:table-row>
        <table:table-row table:style-name="ro1">
          <table:table-cell office:value-type="float" office:value="0.0678284168243408" calcext:value-type="float">
            <text:p>0.067828416824341</text:p>
          </table:table-cell>
          <table:table-cell office:value-type="float" office:value="0.0758297443389893" calcext:value-type="float">
            <text:p>0.075829744338989</text:p>
          </table:table-cell>
          <table:table-cell office:value-type="float" office:value="0.0108728408813477" calcext:value-type="float">
            <text:p>0.010872840881348</text:p>
          </table:table-cell>
          <table:table-cell office:value-type="float" office:value="0.015702486038208" calcext:value-type="float">
            <text:p>0.015702486038208</text:p>
          </table:table-cell>
        </table:table-row>
        <table:table-row table:style-name="ro1">
          <table:table-cell office:value-type="float" office:value="0.0684034824371338" calcext:value-type="float">
            <text:p>0.068403482437134</text:p>
          </table:table-cell>
          <table:table-cell office:value-type="float" office:value="0.0694868564605713" calcext:value-type="float">
            <text:p>0.069486856460571</text:p>
          </table:table-cell>
          <table:table-cell office:value-type="float" office:value="0.011155366897583" calcext:value-type="float">
            <text:p>0.011155366897583</text:p>
          </table:table-cell>
          <table:table-cell office:value-type="float" office:value="0.0164475440979004" calcext:value-type="float">
            <text:p>0.0164475440979</text:p>
          </table:table-cell>
        </table:table-row>
        <table:table-row table:style-name="ro1">
          <table:table-cell office:value-type="float" office:value="0.0706696510314941" calcext:value-type="float">
            <text:p>0.070669651031494</text:p>
          </table:table-cell>
          <table:table-cell office:value-type="float" office:value="0.0704324245452881" calcext:value-type="float">
            <text:p>0.070432424545288</text:p>
          </table:table-cell>
          <table:table-cell office:value-type="float" office:value="0.0119748115539551" calcext:value-type="float">
            <text:p>0.011974811553955</text:p>
          </table:table-cell>
          <table:table-cell office:value-type="float" office:value="0.0153179168701172" calcext:value-type="float">
            <text:p>0.015317916870117</text:p>
          </table:table-cell>
        </table:table-row>
        <table:table-row table:style-name="ro1">
          <table:table-cell office:value-type="float" office:value="0.0686275959014893" calcext:value-type="float">
            <text:p>0.068627595901489</text:p>
          </table:table-cell>
          <table:table-cell office:value-type="float" office:value="0.0658500194549561" calcext:value-type="float">
            <text:p>0.065850019454956</text:p>
          </table:table-cell>
          <table:table-cell office:value-type="float" office:value="0.0112435817718506" calcext:value-type="float">
            <text:p>0.011243581771851</text:p>
          </table:table-cell>
          <table:table-cell office:value-type="float" office:value="0.0160424709320068" calcext:value-type="float">
            <text:p>0.016042470932007</text:p>
          </table:table-cell>
        </table:table-row>
        <table:table-row table:style-name="ro1">
          <table:table-cell office:value-type="float" office:value="0.0655417442321777" calcext:value-type="float">
            <text:p>0.065541744232178</text:p>
          </table:table-cell>
          <table:table-cell office:value-type="float" office:value="0.0702438354492188" calcext:value-type="float">
            <text:p>0.070243835449219</text:p>
          </table:table-cell>
          <table:table-cell office:value-type="float" office:value="0.0115687847137451" calcext:value-type="float">
            <text:p>0.011568784713745</text:p>
          </table:table-cell>
          <table:table-cell office:value-type="float" office:value="0.0147881507873535" calcext:value-type="float">
            <text:p>0.014788150787354</text:p>
          </table:table-cell>
        </table:table-row>
        <table:table-row table:style-name="ro1">
          <table:table-cell office:value-type="float" office:value="0.0680663585662842" calcext:value-type="float">
            <text:p>0.068066358566284</text:p>
          </table:table-cell>
          <table:table-cell office:value-type="float" office:value="0.0731613636016846" calcext:value-type="float">
            <text:p>0.073161363601685</text:p>
          </table:table-cell>
          <table:table-cell office:value-type="float" office:value="0.0112028121948242" calcext:value-type="float">
            <text:p>0.011202812194824</text:p>
          </table:table-cell>
          <table:table-cell office:value-type="float" office:value="0.015392541885376" calcext:value-type="float">
            <text:p>0.015392541885376</text:p>
          </table:table-cell>
        </table:table-row>
        <table:table-row table:style-name="ro1">
          <table:table-cell office:value-type="float" office:value="0.0640468597412109" calcext:value-type="float">
            <text:p>0.064046859741211</text:p>
          </table:table-cell>
          <table:table-cell office:value-type="float" office:value="0.0688877105712891" calcext:value-type="float">
            <text:p>0.068887710571289</text:p>
          </table:table-cell>
          <table:table-cell office:value-type="float" office:value="0.0109994411468506" calcext:value-type="float">
            <text:p>0.010999441146851</text:p>
          </table:table-cell>
          <table:table-cell office:value-type="float" office:value="0.0147244930267334" calcext:value-type="float">
            <text:p>0.014724493026733</text:p>
          </table:table-cell>
        </table:table-row>
        <table:table-row table:style-name="ro1">
          <table:table-cell office:value-type="float" office:value="0.0703957080841065" calcext:value-type="float">
            <text:p>0.070395708084107</text:p>
          </table:table-cell>
          <table:table-cell office:value-type="float" office:value="0.0706863403320313" calcext:value-type="float">
            <text:p>0.070686340332031</text:p>
          </table:table-cell>
          <table:table-cell office:value-type="float" office:value="0.0116326808929443" calcext:value-type="float">
            <text:p>0.011632680892944</text:p>
          </table:table-cell>
          <table:table-cell office:value-type="float" office:value="0.0152480602264404" calcext:value-type="float">
            <text:p>0.01524806022644</text:p>
          </table:table-cell>
        </table:table-row>
        <table:table-row table:style-name="ro1">
          <table:table-cell office:value-type="float" office:value="0.0685977935791016" calcext:value-type="float">
            <text:p>0.068597793579102</text:p>
          </table:table-cell>
          <table:table-cell office:value-type="float" office:value="0.0701909065246582" calcext:value-type="float">
            <text:p>0.070190906524658</text:p>
          </table:table-cell>
          <table:table-cell office:value-type="float" office:value="0.0106916427612305" calcext:value-type="float">
            <text:p>0.010691642761231</text:p>
          </table:table-cell>
          <table:table-cell office:value-type="float" office:value="0.0155377388000488" calcext:value-type="float">
            <text:p>0.015537738800049</text:p>
          </table:table-cell>
        </table:table-row>
        <table:table-row table:style-name="ro1">
          <table:table-cell office:value-type="float" office:value="0.0700886249542236" calcext:value-type="float">
            <text:p>0.070088624954224</text:p>
          </table:table-cell>
          <table:table-cell office:value-type="float" office:value="0.0732295513153076" calcext:value-type="float">
            <text:p>0.073229551315308</text:p>
          </table:table-cell>
          <table:table-cell office:value-type="float" office:value="0.0109357833862305" calcext:value-type="float">
            <text:p>0.010935783386231</text:p>
          </table:table-cell>
          <table:table-cell office:value-type="float" office:value="0.0156090259552002" calcext:value-type="float">
            <text:p>0.0156090259552</text:p>
          </table:table-cell>
        </table:table-row>
        <table:table-row table:style-name="ro1">
          <table:table-cell office:value-type="float" office:value="0.0669600963592529" calcext:value-type="float">
            <text:p>0.066960096359253</text:p>
          </table:table-cell>
          <table:table-cell office:value-type="float" office:value="0.0725376605987549" calcext:value-type="float">
            <text:p>0.072537660598755</text:p>
          </table:table-cell>
          <table:table-cell office:value-type="float" office:value="0.0113768577575684" calcext:value-type="float">
            <text:p>0.011376857757568</text:p>
          </table:table-cell>
          <table:table-cell office:value-type="float" office:value="0.0157279968261719" calcext:value-type="float">
            <text:p>0.015727996826172</text:p>
          </table:table-cell>
        </table:table-row>
        <table:table-row table:style-name="ro1">
          <table:table-cell office:value-type="float" office:value="0.0695645809173584" calcext:value-type="float">
            <text:p>0.069564580917358</text:p>
          </table:table-cell>
          <table:table-cell office:value-type="float" office:value="0.0675456523895264" calcext:value-type="float">
            <text:p>0.067545652389526</text:p>
          </table:table-cell>
          <table:table-cell office:value-type="float" office:value="0.0111007690429688" calcext:value-type="float">
            <text:p>0.011100769042969</text:p>
          </table:table-cell>
          <table:table-cell office:value-type="float" office:value="0.0162856578826904" calcext:value-type="float">
            <text:p>0.01628565788269</text:p>
          </table:table-cell>
        </table:table-row>
        <table:table-row table:style-name="ro1">
          <table:table-cell office:value-type="float" office:value="0.071213960647583" calcext:value-type="float">
            <text:p>0.071213960647583</text:p>
          </table:table-cell>
          <table:table-cell office:value-type="float" office:value="0.068934440612793" calcext:value-type="float">
            <text:p>0.068934440612793</text:p>
          </table:table-cell>
          <table:table-cell office:value-type="float" office:value="0.0105061531066895" calcext:value-type="float">
            <text:p>0.01050615310669</text:p>
          </table:table-cell>
          <table:table-cell office:value-type="float" office:value="0.015460729598999" calcext:value-type="float">
            <text:p>0.015460729598999</text:p>
          </table:table-cell>
        </table:table-row>
        <table:table-row table:style-name="ro1">
          <table:table-cell office:value-type="float" office:value="0.0669426918029785" calcext:value-type="float">
            <text:p>0.066942691802979</text:p>
          </table:table-cell>
          <table:table-cell office:value-type="float" office:value="0.0745449066162109" calcext:value-type="float">
            <text:p>0.074544906616211</text:p>
          </table:table-cell>
          <table:table-cell office:value-type="float" office:value="0.0111918449401856" calcext:value-type="float">
            <text:p>0.011191844940186</text:p>
          </table:table-cell>
          <table:table-cell office:value-type="float" office:value="0.0156683921813965" calcext:value-type="float">
            <text:p>0.015668392181397</text:p>
          </table:table-cell>
        </table:table-row>
        <table:table-row table:style-name="ro1">
          <table:table-cell office:value-type="float" office:value="0.0630826950073242" calcext:value-type="float">
            <text:p>0.063082695007324</text:p>
          </table:table-cell>
          <table:table-cell office:value-type="float" office:value="0.0732669830322266" calcext:value-type="float">
            <text:p>0.073266983032227</text:p>
          </table:table-cell>
          <table:table-cell office:value-type="float" office:value="0.0101571083068848" calcext:value-type="float">
            <text:p>0.010157108306885</text:p>
          </table:table-cell>
          <table:table-cell office:value-type="float" office:value="0.0158281326293945" calcext:value-type="float">
            <text:p>0.015828132629395</text:p>
          </table:table-cell>
        </table:table-row>
        <table:table-row table:style-name="ro1">
          <table:table-cell office:value-type="float" office:value="0.0748112201690674" calcext:value-type="float">
            <text:p>0.074811220169067</text:p>
          </table:table-cell>
          <table:table-cell office:value-type="float" office:value="0.0677542686462402" calcext:value-type="float">
            <text:p>0.06775426864624</text:p>
          </table:table-cell>
          <table:table-cell office:value-type="float" office:value="0.0115101337432861" calcext:value-type="float">
            <text:p>0.011510133743286</text:p>
          </table:table-cell>
          <table:table-cell office:value-type="float" office:value="0.0148329734802246" calcext:value-type="float">
            <text:p>0.014832973480225</text:p>
          </table:table-cell>
        </table:table-row>
        <table:table-row table:style-name="ro1">
          <table:table-cell office:value-type="float" office:value="0.0663633346557617" calcext:value-type="float">
            <text:p>0.066363334655762</text:p>
          </table:table-cell>
          <table:table-cell office:value-type="float" office:value="0.0653219223022461" calcext:value-type="float">
            <text:p>0.065321922302246</text:p>
          </table:table-cell>
          <table:table-cell office:value-type="float" office:value="0.0117056369781494" calcext:value-type="float">
            <text:p>0.011705636978149</text:p>
          </table:table-cell>
          <table:table-cell office:value-type="float" office:value="0.0151824951171875" calcext:value-type="float">
            <text:p>0.015182495117188</text:p>
          </table:table-cell>
        </table:table-row>
        <table:table-row table:style-name="ro1">
          <table:table-cell office:value-type="float" office:value="0.0645639896392822" calcext:value-type="float">
            <text:p>0.064563989639282</text:p>
          </table:table-cell>
          <table:table-cell office:value-type="float" office:value="0.0692846775054932" calcext:value-type="float">
            <text:p>0.069284677505493</text:p>
          </table:table-cell>
          <table:table-cell office:value-type="float" office:value="0.0118260383605957" calcext:value-type="float">
            <text:p>0.011826038360596</text:p>
          </table:table-cell>
          <table:table-cell office:value-type="float" office:value="0.0154721736907959" calcext:value-type="float">
            <text:p>0.015472173690796</text:p>
          </table:table-cell>
        </table:table-row>
        <table:table-row table:style-name="ro1">
          <table:table-cell office:value-type="float" office:value="0.0656747817993164" calcext:value-type="float">
            <text:p>0.065674781799316</text:p>
          </table:table-cell>
          <table:table-cell office:value-type="float" office:value="0.0680553913116455" calcext:value-type="float">
            <text:p>0.068055391311646</text:p>
          </table:table-cell>
          <table:table-cell office:value-type="float" office:value="0.0104608535766602" calcext:value-type="float">
            <text:p>0.01046085357666</text:p>
          </table:table-cell>
          <table:table-cell office:value-type="float" office:value="0.0153119564056396" calcext:value-type="float">
            <text:p>0.01531195640564</text:p>
          </table:table-cell>
        </table:table-row>
        <table:table-row table:style-name="ro1">
          <table:table-cell office:value-type="float" office:value="0.066394567489624" calcext:value-type="float">
            <text:p>0.066394567489624</text:p>
          </table:table-cell>
          <table:table-cell office:value-type="float" office:value="0.065845251083374" calcext:value-type="float">
            <text:p>0.065845251083374</text:p>
          </table:table-cell>
          <table:table-cell office:value-type="float" office:value="0.0111782550811768" calcext:value-type="float">
            <text:p>0.011178255081177</text:p>
          </table:table-cell>
          <table:table-cell office:value-type="float" office:value="0.0147716999053955" calcext:value-type="float">
            <text:p>0.014771699905396</text:p>
          </table:table-cell>
        </table:table-row>
        <table:table-row table:style-name="ro1">
          <table:table-cell office:value-type="float" office:value="0.0659000873565674" calcext:value-type="float">
            <text:p>0.065900087356567</text:p>
          </table:table-cell>
          <table:table-cell office:value-type="float" office:value="0.0715208053588867" calcext:value-type="float">
            <text:p>0.071520805358887</text:p>
          </table:table-cell>
          <table:table-cell office:value-type="float" office:value="0.0114390850067139" calcext:value-type="float">
            <text:p>0.011439085006714</text:p>
          </table:table-cell>
          <table:table-cell office:value-type="float" office:value="0.0157933235168457" calcext:value-type="float">
            <text:p>0.015793323516846</text:p>
          </table:table-cell>
        </table:table-row>
        <table:table-row table:style-name="ro1">
          <table:table-cell office:value-type="float" office:value="0.0666375160217285" calcext:value-type="float">
            <text:p>0.066637516021729</text:p>
          </table:table-cell>
          <table:table-cell office:value-type="float" office:value="0.0642538070678711" calcext:value-type="float">
            <text:p>0.064253807067871</text:p>
          </table:table-cell>
          <table:table-cell office:value-type="float" office:value="0.0107507705688477" calcext:value-type="float">
            <text:p>0.010750770568848</text:p>
          </table:table-cell>
          <table:table-cell office:value-type="float" office:value="0.0158121585845947" calcext:value-type="float">
            <text:p>0.015812158584595</text:p>
          </table:table-cell>
        </table:table-row>
        <table:table-row table:style-name="ro1">
          <table:table-cell office:value-type="float" office:value="0.0669348239898682" calcext:value-type="float">
            <text:p>0.066934823989868</text:p>
          </table:table-cell>
          <table:table-cell office:value-type="float" office:value="0.0651400089263916" calcext:value-type="float">
            <text:p>0.065140008926392</text:p>
          </table:table-cell>
          <table:table-cell office:value-type="float" office:value="0.0112442970275879" calcext:value-type="float">
            <text:p>0.011244297027588</text:p>
          </table:table-cell>
          <table:table-cell office:value-type="float" office:value="0.0162348747253418" calcext:value-type="float">
            <text:p>0.016234874725342</text:p>
          </table:table-cell>
        </table:table-row>
        <table:table-row table:style-name="ro1">
          <table:table-cell office:value-type="float" office:value="0.0638759136199951" calcext:value-type="float">
            <text:p>0.063875913619995</text:p>
          </table:table-cell>
          <table:table-cell office:value-type="float" office:value="0.0670492649078369" calcext:value-type="float">
            <text:p>0.067049264907837</text:p>
          </table:table-cell>
          <table:table-cell office:value-type="float" office:value="0.0113918781280518" calcext:value-type="float">
            <text:p>0.011391878128052</text:p>
          </table:table-cell>
          <table:table-cell office:value-type="float" office:value="0.0163335800170898" calcext:value-type="float">
            <text:p>0.01633358001709</text:p>
          </table:table-cell>
        </table:table-row>
        <table:table-row table:style-name="ro1">
          <table:table-cell office:value-type="float" office:value="0.0653235912322998" calcext:value-type="float">
            <text:p>0.0653235912323</text:p>
          </table:table-cell>
          <table:table-cell office:value-type="float" office:value="0.0663504600524902" calcext:value-type="float">
            <text:p>0.06635046005249</text:p>
          </table:table-cell>
          <table:table-cell office:value-type="float" office:value="0.0108346939086914" calcext:value-type="float">
            <text:p>0.010834693908691</text:p>
          </table:table-cell>
          <table:table-cell office:value-type="float" office:value="0.0162997245788574" calcext:value-type="float">
            <text:p>0.016299724578857</text:p>
          </table:table-cell>
        </table:table-row>
        <table:table-row table:style-name="ro1">
          <table:table-cell office:value-type="float" office:value="0.0652797222137451" calcext:value-type="float">
            <text:p>0.065279722213745</text:p>
          </table:table-cell>
          <table:table-cell office:value-type="float" office:value="0.0676736831665039" calcext:value-type="float">
            <text:p>0.067673683166504</text:p>
          </table:table-cell>
          <table:table-cell office:value-type="float" office:value="0.0118589401245117" calcext:value-type="float">
            <text:p>0.011858940124512</text:p>
          </table:table-cell>
          <table:table-cell office:value-type="float" office:value="0.0158505439758301" calcext:value-type="float">
            <text:p>0.01585054397583</text:p>
          </table:table-cell>
        </table:table-row>
        <table:table-row table:style-name="ro1">
          <table:table-cell office:value-type="float" office:value="0.0649583339691162" calcext:value-type="float">
            <text:p>0.064958333969116</text:p>
          </table:table-cell>
          <table:table-cell office:value-type="float" office:value="0.0660078525543213" calcext:value-type="float">
            <text:p>0.066007852554321</text:p>
          </table:table-cell>
          <table:table-cell office:value-type="float" office:value="0.0114095211029053" calcext:value-type="float">
            <text:p>0.011409521102905</text:p>
          </table:table-cell>
          <table:table-cell office:value-type="float" office:value="0.016528844833374" calcext:value-type="float">
            <text:p>0.016528844833374</text:p>
          </table:table-cell>
        </table:table-row>
        <table:table-row table:style-name="ro1">
          <table:table-cell office:value-type="float" office:value="0.0657448768615723" calcext:value-type="float">
            <text:p>0.065744876861572</text:p>
          </table:table-cell>
          <table:table-cell office:value-type="float" office:value="0.0671303272247315" calcext:value-type="float">
            <text:p>0.067130327224732</text:p>
          </table:table-cell>
          <table:table-cell office:value-type="float" office:value="0.011408805847168" calcext:value-type="float">
            <text:p>0.011408805847168</text:p>
          </table:table-cell>
          <table:table-cell office:value-type="float" office:value="0.0154478549957275" calcext:value-type="float">
            <text:p>0.015447854995728</text:p>
          </table:table-cell>
        </table:table-row>
        <table:table-row table:style-name="ro1">
          <table:table-cell office:value-type="float" office:value="0.0652017593383789" calcext:value-type="float">
            <text:p>0.065201759338379</text:p>
          </table:table-cell>
          <table:table-cell office:value-type="float" office:value="0.0662662982940674" calcext:value-type="float">
            <text:p>0.066266298294067</text:p>
          </table:table-cell>
          <table:table-cell office:value-type="float" office:value="0.0111348628997803" calcext:value-type="float">
            <text:p>0.01113486289978</text:p>
          </table:table-cell>
          <table:table-cell office:value-type="float" office:value="0.0158853530883789" calcext:value-type="float">
            <text:p>0.015885353088379</text:p>
          </table:table-cell>
        </table:table-row>
        <table:table-row table:style-name="ro1">
          <table:table-cell office:value-type="float" office:value="0.0656201839447022" calcext:value-type="float">
            <text:p>0.065620183944702</text:p>
          </table:table-cell>
          <table:table-cell office:value-type="float" office:value="0.0697574615478516" calcext:value-type="float">
            <text:p>0.069757461547852</text:p>
          </table:table-cell>
          <table:table-cell office:value-type="float" office:value="0.0110011100769043" calcext:value-type="float">
            <text:p>0.011001110076904</text:p>
          </table:table-cell>
          <table:table-cell office:value-type="float" office:value="0.0155017375946045" calcext:value-type="float">
            <text:p>0.015501737594605</text:p>
          </table:table-cell>
        </table:table-row>
        <table:table-row table:style-name="ro1">
          <table:table-cell office:value-type="float" office:value="0.0663366317749023" calcext:value-type="float">
            <text:p>0.066336631774902</text:p>
          </table:table-cell>
          <table:table-cell office:value-type="float" office:value="0.0677428245544434" calcext:value-type="float">
            <text:p>0.067742824554443</text:p>
          </table:table-cell>
          <table:table-cell office:value-type="float" office:value="0.0101895332336426" calcext:value-type="float">
            <text:p>0.010189533233643</text:p>
          </table:table-cell>
          <table:table-cell office:value-type="float" office:value="0.0155711174011231" calcext:value-type="float">
            <text:p>0.015571117401123</text:p>
          </table:table-cell>
        </table:table-row>
        <table:table-row table:style-name="ro1">
          <table:table-cell office:value-type="float" office:value="0.0688991546630859" calcext:value-type="float">
            <text:p>0.068899154663086</text:p>
          </table:table-cell>
          <table:table-cell office:value-type="float" office:value="0.0638318061828613" calcext:value-type="float">
            <text:p>0.063831806182861</text:p>
          </table:table-cell>
          <table:table-cell office:value-type="float" office:value="0.0106830596923828" calcext:value-type="float">
            <text:p>0.010683059692383</text:p>
          </table:table-cell>
          <table:table-cell office:value-type="float" office:value="0.015103816986084" calcext:value-type="float">
            <text:p>0.015103816986084</text:p>
          </table:table-cell>
        </table:table-row>
        <table:table-row table:style-name="ro1">
          <table:table-cell office:value-type="float" office:value="0.0665683746337891" calcext:value-type="float">
            <text:p>0.066568374633789</text:p>
          </table:table-cell>
          <table:table-cell office:value-type="float" office:value="0.0665285587310791" calcext:value-type="float">
            <text:p>0.066528558731079</text:p>
          </table:table-cell>
          <table:table-cell office:value-type="float" office:value="0.0115270614624023" calcext:value-type="float">
            <text:p>0.011527061462402</text:p>
          </table:table-cell>
          <table:table-cell office:value-type="float" office:value="0.0154416561126709" calcext:value-type="float">
            <text:p>0.015441656112671</text:p>
          </table:table-cell>
        </table:table-row>
        <table:table-row table:style-name="ro1">
          <table:table-cell office:value-type="float" office:value="0.065471887588501" calcext:value-type="float">
            <text:p>0.065471887588501</text:p>
          </table:table-cell>
          <table:table-cell office:value-type="float" office:value="0.0664119720458984" calcext:value-type="float">
            <text:p>0.066411972045898</text:p>
          </table:table-cell>
          <table:table-cell office:value-type="float" office:value="0.0117132663726807" calcext:value-type="float">
            <text:p>0.011713266372681</text:p>
          </table:table-cell>
          <table:table-cell office:value-type="float" office:value="0.0154013633728027" calcext:value-type="float">
            <text:p>0.015401363372803</text:p>
          </table:table-cell>
        </table:table-row>
        <table:table-row table:style-name="ro1">
          <table:table-cell office:value-type="float" office:value="0.0632719993591309" calcext:value-type="float">
            <text:p>0.063271999359131</text:p>
          </table:table-cell>
          <table:table-cell office:value-type="float" office:value="0.0657453536987305" calcext:value-type="float">
            <text:p>0.065745353698731</text:p>
          </table:table-cell>
          <table:table-cell office:value-type="float" office:value="0.0104842185974121" calcext:value-type="float">
            <text:p>0.010484218597412</text:p>
          </table:table-cell>
          <table:table-cell office:value-type="float" office:value="0.0168094635009766" calcext:value-type="float">
            <text:p>0.016809463500977</text:p>
          </table:table-cell>
        </table:table-row>
        <table:table-row table:style-name="ro1">
          <table:table-cell office:value-type="float" office:value="0.0643153190612793" calcext:value-type="float">
            <text:p>0.064315319061279</text:p>
          </table:table-cell>
          <table:table-cell office:value-type="float" office:value="0.0713987350463867" calcext:value-type="float">
            <text:p>0.071398735046387</text:p>
          </table:table-cell>
          <table:table-cell office:value-type="float" office:value="0.0118808746337891" calcext:value-type="float">
            <text:p>0.011880874633789</text:p>
          </table:table-cell>
          <table:table-cell office:value-type="float" office:value="0.015507698059082" calcext:value-type="float">
            <text:p>0.015507698059082</text:p>
          </table:table-cell>
        </table:table-row>
        <table:table-row table:style-name="ro1">
          <table:table-cell office:value-type="float" office:value="0.0666027069091797" calcext:value-type="float">
            <text:p>0.06660270690918</text:p>
          </table:table-cell>
          <table:table-cell office:value-type="float" office:value="0.0673165321350098" calcext:value-type="float">
            <text:p>0.06731653213501</text:p>
          </table:table-cell>
          <table:table-cell office:value-type="float" office:value="0.0120713710784912" calcext:value-type="float">
            <text:p>0.012071371078491</text:p>
          </table:table-cell>
          <table:table-cell office:value-type="float" office:value="0.0151979923248291" calcext:value-type="float">
            <text:p>0.015197992324829</text:p>
          </table:table-cell>
        </table:table-row>
        <table:table-row table:style-name="ro1">
          <table:table-cell office:value-type="float" office:value="0.0661625862121582" calcext:value-type="float">
            <text:p>0.066162586212158</text:p>
          </table:table-cell>
          <table:table-cell office:value-type="float" office:value="0.0654804706573486" calcext:value-type="float">
            <text:p>0.065480470657349</text:p>
          </table:table-cell>
          <table:table-cell office:value-type="float" office:value="0.0116000175476074" calcext:value-type="float">
            <text:p>0.011600017547607</text:p>
          </table:table-cell>
          <table:table-cell office:value-type="float" office:value="0.0162806510925293" calcext:value-type="float">
            <text:p>0.016280651092529</text:p>
          </table:table-cell>
        </table:table-row>
        <table:table-row table:style-name="ro1">
          <table:table-cell office:value-type="float" office:value="0.0642015933990479" calcext:value-type="float">
            <text:p>0.064201593399048</text:p>
          </table:table-cell>
          <table:table-cell office:value-type="float" office:value="0.0704233646392822" calcext:value-type="float">
            <text:p>0.070423364639282</text:p>
          </table:table-cell>
          <table:table-cell office:value-type="float" office:value="0.0119960308074951" calcext:value-type="float">
            <text:p>0.011996030807495</text:p>
          </table:table-cell>
          <table:table-cell office:value-type="float" office:value="0.015871524810791" calcext:value-type="float">
            <text:p>0.015871524810791</text:p>
          </table:table-cell>
        </table:table-row>
        <table:table-row table:style-name="ro1">
          <table:table-cell office:value-type="float" office:value="0.0642800331115723" calcext:value-type="float">
            <text:p>0.064280033111572</text:p>
          </table:table-cell>
          <table:table-cell office:value-type="float" office:value="0.0673742294311523" calcext:value-type="float">
            <text:p>0.067374229431152</text:p>
          </table:table-cell>
          <table:table-cell office:value-type="float" office:value="0.0118997097015381" calcext:value-type="float">
            <text:p>0.011899709701538</text:p>
          </table:table-cell>
          <table:table-cell office:value-type="float" office:value="0.0159745216369629" calcext:value-type="float">
            <text:p>0.015974521636963</text:p>
          </table:table-cell>
        </table:table-row>
        <table:table-row table:style-name="ro1">
          <table:table-cell office:value-type="float" office:value="0.0664563179016113" calcext:value-type="float">
            <text:p>0.066456317901611</text:p>
          </table:table-cell>
          <table:table-cell office:value-type="float" office:value="0.0658748149871826" calcext:value-type="float">
            <text:p>0.065874814987183</text:p>
          </table:table-cell>
          <table:table-cell office:value-type="float" office:value="0.0115604400634766" calcext:value-type="float">
            <text:p>0.011560440063477</text:p>
          </table:table-cell>
          <table:table-cell office:value-type="float" office:value="0.0133631229400635" calcext:value-type="float">
            <text:p>0.013363122940064</text:p>
          </table:table-cell>
        </table:table-row>
        <table:table-row table:style-name="ro1">
          <table:table-cell office:value-type="float" office:value="0.068833589553833" calcext:value-type="float">
            <text:p>0.068833589553833</text:p>
          </table:table-cell>
          <table:table-cell office:value-type="float" office:value="0.0610580444335938" calcext:value-type="float">
            <text:p>0.061058044433594</text:p>
          </table:table-cell>
          <table:table-cell office:value-type="float" office:value="0.0117998123168945" calcext:value-type="float">
            <text:p>0.011799812316895</text:p>
          </table:table-cell>
          <table:table-cell office:value-type="float" office:value="0.0132291316986084" calcext:value-type="float">
            <text:p>0.013229131698608</text:p>
          </table:table-cell>
        </table:table-row>
        <table:table-row table:style-name="ro1">
          <table:table-cell office:value-type="float" office:value="0.0662870407104492" calcext:value-type="float">
            <text:p>0.066287040710449</text:p>
          </table:table-cell>
          <table:table-cell office:value-type="float" office:value="0.0676486492156982" calcext:value-type="float">
            <text:p>0.067648649215698</text:p>
          </table:table-cell>
          <table:table-cell office:value-type="float" office:value="0.0103867053985596" calcext:value-type="float">
            <text:p>0.01038670539856</text:p>
          </table:table-cell>
          <table:table-cell office:value-type="float" office:value="0.0134360790252686" calcext:value-type="float">
            <text:p>0.013436079025269</text:p>
          </table:table-cell>
        </table:table-row>
        <table:table-row table:style-name="ro1">
          <table:table-cell office:value-type="float" office:value="0.0666871070861816" calcext:value-type="float">
            <text:p>0.066687107086182</text:p>
          </table:table-cell>
          <table:table-cell office:value-type="float" office:value="0.0669362545013428" calcext:value-type="float">
            <text:p>0.066936254501343</text:p>
          </table:table-cell>
          <table:table-cell office:value-type="float" office:value="0.0110721588134766" calcext:value-type="float">
            <text:p>0.011072158813477</text:p>
          </table:table-cell>
          <table:table-cell office:value-type="float" office:value="0.013530969619751" calcext:value-type="float">
            <text:p>0.013530969619751</text:p>
          </table:table-cell>
        </table:table-row>
        <table:table-row table:style-name="ro1">
          <table:table-cell office:value-type="float" office:value="0.0616142749786377" calcext:value-type="float">
            <text:p>0.061614274978638</text:p>
          </table:table-cell>
          <table:table-cell office:value-type="float" office:value="0.0668444633483887" calcext:value-type="float">
            <text:p>0.066844463348389</text:p>
          </table:table-cell>
          <table:table-cell office:value-type="float" office:value="0.0105273723602295" calcext:value-type="float">
            <text:p>0.01052737236023</text:p>
          </table:table-cell>
          <table:table-cell office:value-type="float" office:value="0.0142712593078613" calcext:value-type="float">
            <text:p>0.014271259307861</text:p>
          </table:table-cell>
        </table:table-row>
        <table:table-row table:style-name="ro1">
          <table:table-cell office:value-type="float" office:value="0.0756518840789795" calcext:value-type="float">
            <text:p>0.07565188407898</text:p>
          </table:table-cell>
          <table:table-cell office:value-type="float" office:value="0.0674567222595215" calcext:value-type="float">
            <text:p>0.067456722259522</text:p>
          </table:table-cell>
          <table:table-cell office:value-type="float" office:value="0.0114266872406006" calcext:value-type="float">
            <text:p>0.011426687240601</text:p>
          </table:table-cell>
          <table:table-cell office:value-type="float" office:value="0.0146057605743408" calcext:value-type="float">
            <text:p>0.014605760574341</text:p>
          </table:table-cell>
        </table:table-row>
        <table:table-row table:style-name="ro1">
          <table:table-cell office:value-type="float" office:value="0.068185567855835" calcext:value-type="float">
            <text:p>0.068185567855835</text:p>
          </table:table-cell>
          <table:table-cell office:value-type="float" office:value="0.0661864280700684" calcext:value-type="float">
            <text:p>0.066186428070068</text:p>
          </table:table-cell>
          <table:table-cell office:value-type="float" office:value="0.0118129253387451" calcext:value-type="float">
            <text:p>0.011812925338745</text:p>
          </table:table-cell>
          <table:table-cell office:value-type="float" office:value="0.0154087543487549" calcext:value-type="float">
            <text:p>0.015408754348755</text:p>
          </table:table-cell>
        </table:table-row>
        <table:table-row table:style-name="ro1">
          <table:table-cell office:value-type="float" office:value="0.0672636032104492" calcext:value-type="float">
            <text:p>0.067263603210449</text:p>
          </table:table-cell>
          <table:table-cell office:value-type="float" office:value="0.0669636726379395" calcext:value-type="float">
            <text:p>0.06696367263794</text:p>
          </table:table-cell>
          <table:table-cell office:value-type="float" office:value="0.0116329193115234" calcext:value-type="float">
            <text:p>0.011632919311523</text:p>
          </table:table-cell>
          <table:table-cell office:value-type="float" office:value="0.0149569511413574" calcext:value-type="float">
            <text:p>0.014956951141357</text:p>
          </table:table-cell>
        </table:table-row>
        <table:table-row table:style-name="ro1">
          <table:table-cell office:value-type="float" office:value="0.0638771057128906" calcext:value-type="float">
            <text:p>0.063877105712891</text:p>
          </table:table-cell>
          <table:table-cell office:value-type="float" office:value="0.066699743270874" calcext:value-type="float">
            <text:p>0.066699743270874</text:p>
          </table:table-cell>
          <table:table-cell office:value-type="float" office:value="0.0117270946502686" calcext:value-type="float">
            <text:p>0.011727094650269</text:p>
          </table:table-cell>
          <table:table-cell office:value-type="float" office:value="0.0144228935241699" calcext:value-type="float">
            <text:p>0.01442289352417</text:p>
          </table:table-cell>
        </table:table-row>
        <table:table-row table:style-name="ro1">
          <table:table-cell office:value-type="float" office:value="0.0650196075439453" calcext:value-type="float">
            <text:p>0.065019607543945</text:p>
          </table:table-cell>
          <table:table-cell office:value-type="float" office:value="0.0659384727478027" calcext:value-type="float">
            <text:p>0.065938472747803</text:p>
          </table:table-cell>
          <table:table-cell office:value-type="float" office:value="0.0113308429718018" calcext:value-type="float">
            <text:p>0.011330842971802</text:p>
          </table:table-cell>
          <table:table-cell office:value-type="float" office:value="0.0153598785400391" calcext:value-type="float">
            <text:p>0.015359878540039</text:p>
          </table:table-cell>
        </table:table-row>
        <table:table-row table:style-name="ro1">
          <table:table-cell office:value-type="float" office:value="0.0661547183990479" calcext:value-type="float">
            <text:p>0.066154718399048</text:p>
          </table:table-cell>
          <table:table-cell office:value-type="float" office:value="0.0665161609649658" calcext:value-type="float">
            <text:p>0.066516160964966</text:p>
          </table:table-cell>
          <table:table-cell office:value-type="float" office:value="0.0106179714202881" calcext:value-type="float">
            <text:p>0.010617971420288</text:p>
          </table:table-cell>
          <table:table-cell office:value-type="float" office:value="0.0148580074310303" calcext:value-type="float">
            <text:p>0.01485800743103</text:p>
          </table:table-cell>
        </table:table-row>
        <table:table-row table:style-name="ro1">
          <table:table-cell office:value-type="float" office:value="0.066519021987915" calcext:value-type="float">
            <text:p>0.066519021987915</text:p>
          </table:table-cell>
          <table:table-cell office:value-type="float" office:value="0.0605287551879883" calcext:value-type="float">
            <text:p>0.060528755187988</text:p>
          </table:table-cell>
          <table:table-cell office:value-type="float" office:value="0.01116943359375" calcext:value-type="float">
            <text:p>0.01116943359375</text:p>
          </table:table-cell>
          <table:table-cell office:value-type="float" office:value="0.0144538879394531" calcext:value-type="float">
            <text:p>0.014453887939453</text:p>
          </table:table-cell>
        </table:table-row>
        <table:table-row table:style-name="ro1">
          <table:table-cell office:value-type="float" office:value="0.0661277770996094" calcext:value-type="float">
            <text:p>0.066127777099609</text:p>
          </table:table-cell>
          <table:table-cell office:value-type="float" office:value="0.0634195804595947" calcext:value-type="float">
            <text:p>0.063419580459595</text:p>
          </table:table-cell>
          <table:table-cell office:value-type="float" office:value="0.0109295845031738" calcext:value-type="float">
            <text:p>0.010929584503174</text:p>
          </table:table-cell>
          <table:table-cell office:value-type="float" office:value="0.0137131214141846" calcext:value-type="float">
            <text:p>0.013713121414185</text:p>
          </table:table-cell>
        </table:table-row>
        <table:table-row table:style-name="ro1">
          <table:table-cell office:value-type="float" office:value="0.0647552013397217" calcext:value-type="float">
            <text:p>0.064755201339722</text:p>
          </table:table-cell>
          <table:table-cell office:value-type="float" office:value="0.0717875957489014" calcext:value-type="float">
            <text:p>0.071787595748901</text:p>
          </table:table-cell>
          <table:table-cell office:value-type="float" office:value="0.0107107162475586" calcext:value-type="float">
            <text:p>0.010710716247559</text:p>
          </table:table-cell>
          <table:table-cell office:value-type="float" office:value="0.0145514011383057" calcext:value-type="float">
            <text:p>0.014551401138306</text:p>
          </table:table-cell>
        </table:table-row>
        <table:table-row table:style-name="ro1">
          <table:table-cell office:value-type="float" office:value="0.0596137046813965" calcext:value-type="float">
            <text:p>0.059613704681397</text:p>
          </table:table-cell>
          <table:table-cell office:value-type="float" office:value="0.0656678676605225" calcext:value-type="float">
            <text:p>0.065667867660523</text:p>
          </table:table-cell>
          <table:table-cell office:value-type="float" office:value="0.0105862617492676" calcext:value-type="float">
            <text:p>0.010586261749268</text:p>
          </table:table-cell>
          <table:table-cell office:value-type="float" office:value="0.0142130851745606" calcext:value-type="float">
            <text:p>0.014213085174561</text:p>
          </table:table-cell>
        </table:table-row>
        <table:table-row table:style-name="ro1">
          <table:table-cell office:value-type="float" office:value="0.0670526027679443" calcext:value-type="float">
            <text:p>0.067052602767944</text:p>
          </table:table-cell>
          <table:table-cell office:value-type="float" office:value="0.06504225730896" calcext:value-type="float">
            <text:p>0.06504225730896</text:p>
          </table:table-cell>
          <table:table-cell office:value-type="float" office:value="0.0109245777130127" calcext:value-type="float">
            <text:p>0.010924577713013</text:p>
          </table:table-cell>
          <table:table-cell office:value-type="float" office:value="0.0143146514892578" calcext:value-type="float">
            <text:p>0.014314651489258</text:p>
          </table:table-cell>
        </table:table-row>
        <table:table-row table:style-name="ro1">
          <table:table-cell office:value-type="float" office:value="0.0701165199279785" calcext:value-type="float">
            <text:p>0.070116519927979</text:p>
          </table:table-cell>
          <table:table-cell office:value-type="float" office:value="0.064953088760376" calcext:value-type="float">
            <text:p>0.064953088760376</text:p>
          </table:table-cell>
          <table:table-cell office:value-type="float" office:value="0.0111415386199951" calcext:value-type="float">
            <text:p>0.011141538619995</text:p>
          </table:table-cell>
          <table:table-cell office:value-type="float" office:value="0.0134372711181641" calcext:value-type="float">
            <text:p>0.013437271118164</text:p>
          </table:table-cell>
        </table:table-row>
        <table:table-row table:style-name="ro1">
          <table:table-cell office:value-type="float" office:value="0.0667476654052734" calcext:value-type="float">
            <text:p>0.066747665405273</text:p>
          </table:table-cell>
          <table:table-cell office:value-type="float" office:value="0.0702316761016846" calcext:value-type="float">
            <text:p>0.070231676101685</text:p>
          </table:table-cell>
          <table:table-cell office:value-type="float" office:value="0.0110914707183838" calcext:value-type="float">
            <text:p>0.011091470718384</text:p>
          </table:table-cell>
          <table:table-cell office:value-type="float" office:value="0.0129690170288086" calcext:value-type="float">
            <text:p>0.012969017028809</text:p>
          </table:table-cell>
        </table:table-row>
        <table:table-row table:style-name="ro1">
          <table:table-cell office:value-type="float" office:value="0.0641360282897949" calcext:value-type="float">
            <text:p>0.064136028289795</text:p>
          </table:table-cell>
          <table:table-cell office:value-type="float" office:value="0.0656394958496094" calcext:value-type="float">
            <text:p>0.065639495849609</text:p>
          </table:table-cell>
          <table:table-cell office:value-type="float" office:value="0.0110666751861572" calcext:value-type="float">
            <text:p>0.011066675186157</text:p>
          </table:table-cell>
          <table:table-cell office:value-type="float" office:value="0.0138182640075684" calcext:value-type="float">
            <text:p>0.013818264007568</text:p>
          </table:table-cell>
        </table:table-row>
        <table:table-row table:style-name="ro1">
          <table:table-cell office:value-type="float" office:value="0.0670216083526611" calcext:value-type="float">
            <text:p>0.067021608352661</text:p>
          </table:table-cell>
          <table:table-cell office:value-type="float" office:value="0.0646822452545166" calcext:value-type="float">
            <text:p>0.064682245254517</text:p>
          </table:table-cell>
          <table:table-cell office:value-type="float" office:value="0.0107088088989258" calcext:value-type="float">
            <text:p>0.010708808898926</text:p>
          </table:table-cell>
          <table:table-cell office:value-type="float" office:value="0.0130231380462646" calcext:value-type="float">
            <text:p>0.013023138046265</text:p>
          </table:table-cell>
        </table:table-row>
        <table:table-row table:style-name="ro1">
          <table:table-cell office:value-type="float" office:value="0.0653595924377441" calcext:value-type="float">
            <text:p>0.065359592437744</text:p>
          </table:table-cell>
          <table:table-cell office:value-type="float" office:value="0.0697677135467529" calcext:value-type="float">
            <text:p>0.069767713546753</text:p>
          </table:table-cell>
          <table:table-cell office:value-type="float" office:value="0.0103206634521484" calcext:value-type="float">
            <text:p>0.010320663452148</text:p>
          </table:table-cell>
          <table:table-cell office:value-type="float" office:value="0.0135307312011719" calcext:value-type="float">
            <text:p>0.013530731201172</text:p>
          </table:table-cell>
        </table:table-row>
        <table:table-row table:style-name="ro1">
          <table:table-cell office:value-type="float" office:value="0.0668518543243408" calcext:value-type="float">
            <text:p>0.066851854324341</text:p>
          </table:table-cell>
          <table:table-cell office:value-type="float" office:value="0.0612568855285645" calcext:value-type="float">
            <text:p>0.061256885528565</text:p>
          </table:table-cell>
          <table:table-cell office:value-type="float" office:value="0.0119948387145996" calcext:value-type="float">
            <text:p>0.0119948387146</text:p>
          </table:table-cell>
          <table:table-cell office:value-type="float" office:value="0.0134513378143311" calcext:value-type="float">
            <text:p>0.013451337814331</text:p>
          </table:table-cell>
        </table:table-row>
        <table:table-row table:style-name="ro1">
          <table:table-cell office:value-type="float" office:value="0.0652520656585693" calcext:value-type="float">
            <text:p>0.065252065658569</text:p>
          </table:table-cell>
          <table:table-cell office:value-type="float" office:value="0.0767788887023926" calcext:value-type="float">
            <text:p>0.076778888702393</text:p>
          </table:table-cell>
          <table:table-cell office:value-type="float" office:value="0.0107245445251465" calcext:value-type="float">
            <text:p>0.010724544525147</text:p>
          </table:table-cell>
          <table:table-cell office:value-type="float" office:value="0.0133240222930908" calcext:value-type="float">
            <text:p>0.013324022293091</text:p>
          </table:table-cell>
        </table:table-row>
        <table:table-row table:style-name="ro1">
          <table:table-cell office:value-type="float" office:value="0.0670325756072998" calcext:value-type="float">
            <text:p>0.0670325756073</text:p>
          </table:table-cell>
          <table:table-cell office:value-type="float" office:value="0.0663328170776367" calcext:value-type="float">
            <text:p>0.066332817077637</text:p>
          </table:table-cell>
          <table:table-cell office:value-type="float" office:value="0.0108399391174316" calcext:value-type="float">
            <text:p>0.010839939117432</text:p>
          </table:table-cell>
          <table:table-cell office:value-type="float" office:value="0.014251708984375" calcext:value-type="float">
            <text:p>0.014251708984375</text:p>
          </table:table-cell>
        </table:table-row>
        <table:table-row table:style-name="ro1">
          <table:table-cell office:value-type="float" office:value="0.064610481262207" calcext:value-type="float">
            <text:p>0.064610481262207</text:p>
          </table:table-cell>
          <table:table-cell office:value-type="float" office:value="0.0675616264343262" calcext:value-type="float">
            <text:p>0.067561626434326</text:p>
          </table:table-cell>
          <table:table-cell office:value-type="float" office:value="0.0112125873565674" calcext:value-type="float">
            <text:p>0.011212587356567</text:p>
          </table:table-cell>
          <table:table-cell office:value-type="float" office:value="0.0144174098968506" calcext:value-type="float">
            <text:p>0.014417409896851</text:p>
          </table:table-cell>
        </table:table-row>
        <table:table-row table:style-name="ro1">
          <table:table-cell office:value-type="float" office:value="0.0621271133422852" calcext:value-type="float">
            <text:p>0.062127113342285</text:p>
          </table:table-cell>
          <table:table-cell office:value-type="float" office:value="0.0657758712768555" calcext:value-type="float">
            <text:p>0.065775871276856</text:p>
          </table:table-cell>
          <table:table-cell office:value-type="float" office:value="0.0108189582824707" calcext:value-type="float">
            <text:p>0.010818958282471</text:p>
          </table:table-cell>
          <table:table-cell office:value-type="float" office:value="0.0138297080993652" calcext:value-type="float">
            <text:p>0.013829708099365</text:p>
          </table:table-cell>
        </table:table-row>
        <table:table-row table:style-name="ro1">
          <table:table-cell office:value-type="float" office:value="0.0683372020721436" calcext:value-type="float">
            <text:p>0.068337202072144</text:p>
          </table:table-cell>
          <table:table-cell office:value-type="float" office:value="0.065842866897583" calcext:value-type="float">
            <text:p>0.065842866897583</text:p>
          </table:table-cell>
          <table:table-cell office:value-type="float" office:value="0.0105996131896973" calcext:value-type="float">
            <text:p>0.010599613189697</text:p>
          </table:table-cell>
          <table:table-cell office:value-type="float" office:value="0.0148286819458008" calcext:value-type="float">
            <text:p>0.014828681945801</text:p>
          </table:table-cell>
        </table:table-row>
        <table:table-row table:style-name="ro1">
          <table:table-cell office:value-type="float" office:value="0.0662851333618164" calcext:value-type="float">
            <text:p>0.066285133361816</text:p>
          </table:table-cell>
          <table:table-cell office:value-type="float" office:value="0.0700030326843262" calcext:value-type="float">
            <text:p>0.070003032684326</text:p>
          </table:table-cell>
          <table:table-cell office:value-type="float" office:value="0.0119173526763916" calcext:value-type="float">
            <text:p>0.011917352676392</text:p>
          </table:table-cell>
          <table:table-cell office:value-type="float" office:value="0.0147972106933594" calcext:value-type="float">
            <text:p>0.014797210693359</text:p>
          </table:table-cell>
        </table:table-row>
        <table:table-row table:style-name="ro1">
          <table:table-cell office:value-type="float" office:value="0.0685603618621826" calcext:value-type="float">
            <text:p>0.068560361862183</text:p>
          </table:table-cell>
          <table:table-cell office:value-type="float" office:value="0.0691390037536621" calcext:value-type="float">
            <text:p>0.069139003753662</text:p>
          </table:table-cell>
          <table:table-cell office:value-type="float" office:value="0.0107920169830322" calcext:value-type="float">
            <text:p>0.010792016983032</text:p>
          </table:table-cell>
          <table:table-cell office:value-type="float" office:value="0.0147116184234619" calcext:value-type="float">
            <text:p>0.014711618423462</text:p>
          </table:table-cell>
        </table:table-row>
        <table:table-row table:style-name="ro1">
          <table:table-cell office:value-type="float" office:value="0.0676760673522949" calcext:value-type="float">
            <text:p>0.067676067352295</text:p>
          </table:table-cell>
          <table:table-cell office:value-type="float" office:value="0.0687298774719238" calcext:value-type="float">
            <text:p>0.068729877471924</text:p>
          </table:table-cell>
          <table:table-cell office:value-type="float" office:value="0.0106263160705566" calcext:value-type="float">
            <text:p>0.010626316070557</text:p>
          </table:table-cell>
          <table:table-cell office:value-type="float" office:value="0.0138003826141357" calcext:value-type="float">
            <text:p>0.013800382614136</text:p>
          </table:table-cell>
        </table:table-row>
        <table:table-row table:style-name="ro1">
          <table:table-cell office:value-type="float" office:value="0.0722150802612305" calcext:value-type="float">
            <text:p>0.072215080261231</text:p>
          </table:table-cell>
          <table:table-cell office:value-type="float" office:value="0.0644161701202393" calcext:value-type="float">
            <text:p>0.064416170120239</text:p>
          </table:table-cell>
          <table:table-cell office:value-type="float" office:value="0.0115733146667481" calcext:value-type="float">
            <text:p>0.011573314666748</text:p>
          </table:table-cell>
          <table:table-cell office:value-type="float" office:value="0.0151209831237793" calcext:value-type="float">
            <text:p>0.015120983123779</text:p>
          </table:table-cell>
        </table:table-row>
        <table:table-row table:style-name="ro1">
          <table:table-cell office:value-type="float" office:value="0.0699141025543213" calcext:value-type="float">
            <text:p>0.069914102554321</text:p>
          </table:table-cell>
          <table:table-cell office:value-type="float" office:value="0.0701339244842529" calcext:value-type="float">
            <text:p>0.070133924484253</text:p>
          </table:table-cell>
          <table:table-cell office:value-type="float" office:value="0.0106685161590576" calcext:value-type="float">
            <text:p>0.010668516159058</text:p>
          </table:table-cell>
          <table:table-cell office:value-type="float" office:value="0.0150992870330811" calcext:value-type="float">
            <text:p>0.015099287033081</text:p>
          </table:table-cell>
        </table:table-row>
        <table:table-row table:style-name="ro1">
          <table:table-cell office:value-type="float" office:value="0.0661826133728027" calcext:value-type="float">
            <text:p>0.066182613372803</text:p>
          </table:table-cell>
          <table:table-cell office:value-type="float" office:value="0.0762293338775635" calcext:value-type="float">
            <text:p>0.076229333877564</text:p>
          </table:table-cell>
          <table:table-cell office:value-type="float" office:value="0.0104947090148926" calcext:value-type="float">
            <text:p>0.010494709014893</text:p>
          </table:table-cell>
          <table:table-cell office:value-type="float" office:value="0.0157020092010498" calcext:value-type="float">
            <text:p>0.01570200920105</text:p>
          </table:table-cell>
        </table:table-row>
        <table:table-row table:style-name="ro1">
          <table:table-cell office:value-type="float" office:value="0.0643584728240967" calcext:value-type="float">
            <text:p>0.064358472824097</text:p>
          </table:table-cell>
          <table:table-cell office:value-type="float" office:value="0.0689294338226318" calcext:value-type="float">
            <text:p>0.068929433822632</text:p>
          </table:table-cell>
          <table:table-cell office:value-type="float" office:value="0.0104236602783203" calcext:value-type="float">
            <text:p>0.01042366027832</text:p>
          </table:table-cell>
          <table:table-cell office:value-type="float" office:value="0.014756441116333" calcext:value-type="float">
            <text:p>0.014756441116333</text:p>
          </table:table-cell>
        </table:table-row>
        <table:table-row table:style-name="ro1">
          <table:table-cell office:value-type="float" office:value="0.0601699352264404" calcext:value-type="float">
            <text:p>0.06016993522644</text:p>
          </table:table-cell>
          <table:table-cell office:value-type="float" office:value="0.0678608417510986" calcext:value-type="float">
            <text:p>0.067860841751099</text:p>
          </table:table-cell>
          <table:table-cell office:value-type="float" office:value="0.0101652145385742" calcext:value-type="float">
            <text:p>0.010165214538574</text:p>
          </table:table-cell>
          <table:table-cell office:value-type="float" office:value="0.0146496295928955" calcext:value-type="float">
            <text:p>0.014649629592896</text:p>
          </table:table-cell>
        </table:table-row>
        <table:table-row table:style-name="ro1">
          <table:table-cell office:value-type="float" office:value="0.0642740726470947" calcext:value-type="float">
            <text:p>0.064274072647095</text:p>
          </table:table-cell>
          <table:table-cell office:value-type="float" office:value="0.0706818103790283" calcext:value-type="float">
            <text:p>0.070681810379028</text:p>
          </table:table-cell>
          <table:table-cell office:value-type="float" office:value="0.0111489295959473" calcext:value-type="float">
            <text:p>0.011148929595947</text:p>
          </table:table-cell>
          <table:table-cell office:value-type="float" office:value="0.0139303207397461" calcext:value-type="float">
            <text:p>0.013930320739746</text:p>
          </table:table-cell>
        </table:table-row>
        <table:table-row table:style-name="ro1">
          <table:table-cell office:value-type="float" office:value="0.0642144680023193" calcext:value-type="float">
            <text:p>0.064214468002319</text:p>
          </table:table-cell>
          <table:table-cell office:value-type="float" office:value="0.0680429935455322" calcext:value-type="float">
            <text:p>0.068042993545532</text:p>
          </table:table-cell>
          <table:table-cell office:value-type="float" office:value="0.0108153820037842" calcext:value-type="float">
            <text:p>0.010815382003784</text:p>
          </table:table-cell>
          <table:table-cell office:value-type="float" office:value="0.016728401184082" calcext:value-type="float">
            <text:p>0.016728401184082</text:p>
          </table:table-cell>
        </table:table-row>
        <table:table-row table:style-name="ro1">
          <table:table-cell office:value-type="float" office:value="0.0692973136901856" calcext:value-type="float">
            <text:p>0.069297313690186</text:p>
          </table:table-cell>
          <table:table-cell office:value-type="float" office:value="0.0651817321777344" calcext:value-type="float">
            <text:p>0.065181732177734</text:p>
          </table:table-cell>
          <table:table-cell office:value-type="float" office:value="0.0115401744842529" calcext:value-type="float">
            <text:p>0.011540174484253</text:p>
          </table:table-cell>
          <table:table-cell office:value-type="float" office:value="0.0163037776947022" calcext:value-type="float">
            <text:p>0.016303777694702</text:p>
          </table:table-cell>
        </table:table-row>
        <table:table-row table:style-name="ro1">
          <table:table-cell office:value-type="float" office:value="0.0684473514556885" calcext:value-type="float">
            <text:p>0.068447351455689</text:p>
          </table:table-cell>
          <table:table-cell office:value-type="float" office:value="0.0653562545776367" calcext:value-type="float">
            <text:p>0.065356254577637</text:p>
          </table:table-cell>
          <table:table-cell office:value-type="float" office:value="0.0109500885009766" calcext:value-type="float">
            <text:p>0.010950088500977</text:p>
          </table:table-cell>
          <table:table-cell office:value-type="float" office:value="0.0156762599945068" calcext:value-type="float">
            <text:p>0.015676259994507</text:p>
          </table:table-cell>
        </table:table-row>
        <table:table-row table:style-name="ro1">
          <table:table-cell office:value-type="float" office:value="0.0652785301208496" calcext:value-type="float">
            <text:p>0.06527853012085</text:p>
          </table:table-cell>
          <table:table-cell office:value-type="float" office:value="0.0693700313568115" calcext:value-type="float">
            <text:p>0.069370031356812</text:p>
          </table:table-cell>
          <table:table-cell office:value-type="float" office:value="0.011516809463501" calcext:value-type="float">
            <text:p>0.011516809463501</text:p>
          </table:table-cell>
          <table:table-cell office:value-type="float" office:value="0.0154454708099365" calcext:value-type="float">
            <text:p>0.015445470809937</text:p>
          </table:table-cell>
        </table:table-row>
        <table:table-row table:style-name="ro1">
          <table:table-cell office:value-type="float" office:value="0.0657868385314941" calcext:value-type="float">
            <text:p>0.065786838531494</text:p>
          </table:table-cell>
          <table:table-cell office:value-type="float" office:value="0.0645220279693604" calcext:value-type="float">
            <text:p>0.06452202796936</text:p>
          </table:table-cell>
          <table:table-cell office:value-type="float" office:value="0.0115971565246582" calcext:value-type="float">
            <text:p>0.011597156524658</text:p>
          </table:table-cell>
          <table:table-cell office:value-type="float" office:value="0.0150651931762695" calcext:value-type="float">
            <text:p>0.01506519317627</text:p>
          </table:table-cell>
        </table:table-row>
        <table:table-row table:style-name="ro1">
          <table:table-cell office:value-type="float" office:value="0.062680721282959" calcext:value-type="float">
            <text:p>0.062680721282959</text:p>
          </table:table-cell>
          <table:table-cell office:value-type="float" office:value="0.0645740032196045" calcext:value-type="float">
            <text:p>0.064574003219605</text:p>
          </table:table-cell>
          <table:table-cell office:value-type="float" office:value="0.0104875564575195" calcext:value-type="float">
            <text:p>0.01048755645752</text:p>
          </table:table-cell>
          <table:table-cell office:value-type="float" office:value="0.0147335529327393" calcext:value-type="float">
            <text:p>0.014733552932739</text:p>
          </table:table-cell>
        </table:table-row>
        <table:table-row table:style-name="ro1">
          <table:table-cell office:value-type="float" office:value="0.0670311450958252" calcext:value-type="float">
            <text:p>0.067031145095825</text:p>
          </table:table-cell>
          <table:table-cell office:value-type="float" office:value="0.073685884475708" calcext:value-type="float">
            <text:p>0.073685884475708</text:p>
          </table:table-cell>
          <table:table-cell office:value-type="float" office:value="0.0109727382659912" calcext:value-type="float">
            <text:p>0.010972738265991</text:p>
          </table:table-cell>
          <table:table-cell office:value-type="float" office:value="0.0143914222717285" calcext:value-type="float">
            <text:p>0.014391422271729</text:p>
          </table:table-cell>
        </table:table-row>
        <table:table-row table:style-name="ro1">
          <table:table-cell/>
          <table:table-cell office:value-type="float" office:value="0.0677886009216309" calcext:value-type="float">
            <text:p>0.067788600921631</text:p>
          </table:table-cell>
          <table:table-cell office:value-type="float" office:value="0.0109641551971436" calcext:value-type="float">
            <text:p>0.010964155197144</text:p>
          </table:table-cell>
          <table:table-cell office:value-type="float" office:value="0.0133194923400879" calcext:value-type="float">
            <text:p>0.013319492340088</text:p>
          </table:table-cell>
        </table:table-row>
        <table:table-row table:style-name="ro1">
          <table:table-cell/>
          <table:table-cell office:value-type="float" office:value="0.0668694972991943" calcext:value-type="float">
            <text:p>0.066869497299194</text:p>
          </table:table-cell>
          <table:table-cell office:value-type="float" office:value="0.0107192993164063" calcext:value-type="float">
            <text:p>0.010719299316406</text:p>
          </table:table-cell>
          <table:table-cell office:value-type="float" office:value="0.0140016078948975" calcext:value-type="float">
            <text:p>0.014001607894898</text:p>
          </table:table-cell>
        </table:table-row>
        <table:table-row table:style-name="ro1">
          <table:table-cell/>
          <table:table-cell office:value-type="float" office:value="0.0673975944519043" calcext:value-type="float">
            <text:p>0.067397594451904</text:p>
          </table:table-cell>
          <table:table-cell office:value-type="float" office:value="0.0109708309173584" calcext:value-type="float">
            <text:p>0.010970830917358</text:p>
          </table:table-cell>
          <table:table-cell office:value-type="float" office:value="0.0127179622650146" calcext:value-type="float">
            <text:p>0.012717962265015</text:p>
          </table:table-cell>
        </table:table-row>
        <table:table-row table:style-name="ro1">
          <table:table-cell/>
          <table:table-cell office:value-type="float" office:value="0.0680711269378662" calcext:value-type="float">
            <text:p>0.068071126937866</text:p>
          </table:table-cell>
          <table:table-cell office:value-type="float" office:value="0.0109717845916748" calcext:value-type="float">
            <text:p>0.010971784591675</text:p>
          </table:table-cell>
          <table:table-cell office:value-type="float" office:value="0.0145821571350098" calcext:value-type="float">
            <text:p>0.01458215713501</text:p>
          </table:table-cell>
        </table:table-row>
        <table:table-row table:style-name="ro1">
          <table:table-cell table:number-columns-repeated="2"/>
          <table:table-cell office:value-type="float" office:value="0.0110464096069336" calcext:value-type="float">
            <text:p>0.011046409606934</text:p>
          </table:table-cell>
          <table:table-cell office:value-type="float" office:value="0.0148851871490479" calcext:value-type="float">
            <text:p>0.014885187149048</text:p>
          </table:table-cell>
        </table:table-row>
        <table:table-row table:style-name="ro1">
          <table:table-cell table:number-columns-repeated="2"/>
          <table:table-cell office:value-type="float" office:value="0.0107297897338867" calcext:value-type="float">
            <text:p>0.010729789733887</text:p>
          </table:table-cell>
          <table:table-cell office:value-type="float" office:value="0.0132570266723633" calcext:value-type="float">
            <text:p>0.013257026672363</text:p>
          </table:table-cell>
        </table:table-row>
        <table:table-row table:style-name="ro1">
          <table:table-cell table:number-columns-repeated="2"/>
          <table:table-cell office:value-type="float" office:value="0.0118305683135986" calcext:value-type="float">
            <text:p>0.011830568313599</text:p>
          </table:table-cell>
          <table:table-cell office:value-type="float" office:value="0.0127925872802734" calcext:value-type="float">
            <text:p>0.012792587280273</text:p>
          </table:table-cell>
        </table:table-row>
        <table:table-row table:style-name="ro1">
          <table:table-cell table:number-columns-repeated="2"/>
          <table:table-cell office:value-type="float" office:value="0.0112905502319336" calcext:value-type="float">
            <text:p>0.011290550231934</text:p>
          </table:table-cell>
          <table:table-cell office:value-type="float" office:value="0.0151784420013428" calcext:value-type="float">
            <text:p>0.015178442001343</text:p>
          </table:table-cell>
        </table:table-row>
        <table:table-row table:style-name="ro1">
          <table:table-cell table:number-columns-repeated="2"/>
          <table:table-cell office:value-type="float" office:value="0.0113012790679932" calcext:value-type="float">
            <text:p>0.011301279067993</text:p>
          </table:table-cell>
          <table:table-cell office:value-type="float" office:value="0.0139803886413574" calcext:value-type="float">
            <text:p>0.013980388641357</text:p>
          </table:table-cell>
        </table:table-row>
        <table:table-row table:style-name="ro1">
          <table:table-cell table:number-columns-repeated="2"/>
          <table:table-cell office:value-type="float" office:value="0.0104422569274902" calcext:value-type="float">
            <text:p>0.01044225692749</text:p>
          </table:table-cell>
          <table:table-cell office:value-type="float" office:value="0.0136318206787109" calcext:value-type="float">
            <text:p>0.013631820678711</text:p>
          </table:table-cell>
        </table:table-row>
        <table:table-row table:style-name="ro1">
          <table:table-cell table:number-columns-repeated="2"/>
          <table:table-cell office:value-type="float" office:value="0.0110275745391846" calcext:value-type="float">
            <text:p>0.011027574539185</text:p>
          </table:table-cell>
          <table:table-cell office:value-type="float" office:value="0.0134122371673584" calcext:value-type="float">
            <text:p>0.013412237167358</text:p>
          </table:table-cell>
        </table:table-row>
        <table:table-row table:style-name="ro1">
          <table:table-cell table:number-columns-repeated="2"/>
          <table:table-cell office:value-type="float" office:value="0.0106587409973145" calcext:value-type="float">
            <text:p>0.010658740997315</text:p>
          </table:table-cell>
          <table:table-cell office:value-type="float" office:value="0.0143508911132813" calcext:value-type="float">
            <text:p>0.014350891113281</text:p>
          </table:table-cell>
        </table:table-row>
        <table:table-row table:style-name="ro1">
          <table:table-cell table:number-columns-repeated="2"/>
          <table:table-cell office:value-type="float" office:value="0.0108659267425537" calcext:value-type="float">
            <text:p>0.010865926742554</text:p>
          </table:table-cell>
          <table:table-cell office:value-type="float" office:value="0.0138616561889648" calcext:value-type="float">
            <text:p>0.013861656188965</text:p>
          </table:table-cell>
        </table:table-row>
        <table:table-row table:style-name="ro1">
          <table:table-cell table:number-columns-repeated="2"/>
          <table:table-cell office:value-type="float" office:value="0.0108590126037598" calcext:value-type="float">
            <text:p>0.01085901260376</text:p>
          </table:table-cell>
          <table:table-cell office:value-type="float" office:value="0.0141410827636719" calcext:value-type="float">
            <text:p>0.014141082763672</text:p>
          </table:table-cell>
        </table:table-row>
        <table:table-row table:style-name="ro1">
          <table:table-cell table:number-columns-repeated="2"/>
          <table:table-cell office:value-type="float" office:value="0.0107252597808838" calcext:value-type="float">
            <text:p>0.010725259780884</text:p>
          </table:table-cell>
          <table:table-cell office:value-type="float" office:value="0.0142574310302734" calcext:value-type="float">
            <text:p>0.014257431030273</text:p>
          </table:table-cell>
        </table:table-row>
        <table:table-row table:style-name="ro1">
          <table:table-cell table:number-columns-repeated="2"/>
          <table:table-cell office:value-type="float" office:value="0.0110874176025391" calcext:value-type="float">
            <text:p>0.011087417602539</text:p>
          </table:table-cell>
          <table:table-cell office:value-type="float" office:value="0.0140194892883301" calcext:value-type="float">
            <text:p>0.01401948928833</text:p>
          </table:table-cell>
        </table:table-row>
        <table:table-row table:style-name="ro1">
          <table:table-cell table:number-columns-repeated="2"/>
          <table:table-cell office:value-type="float" office:value="0.0108394622802734" calcext:value-type="float">
            <text:p>0.010839462280273</text:p>
          </table:table-cell>
          <table:table-cell office:value-type="float" office:value="0.0135757923126221" calcext:value-type="float">
            <text:p>0.013575792312622</text:p>
          </table:table-cell>
        </table:table-row>
        <table:table-row table:style-name="ro1">
          <table:table-cell table:number-columns-repeated="2"/>
          <table:table-cell office:value-type="float" office:value="0.0111551284790039" calcext:value-type="float">
            <text:p>0.011155128479004</text:p>
          </table:table-cell>
          <table:table-cell office:value-type="float" office:value="0.0142614841461182" calcext:value-type="float">
            <text:p>0.014261484146118</text:p>
          </table:table-cell>
        </table:table-row>
        <table:table-row table:style-name="ro1">
          <table:table-cell table:number-columns-repeated="2"/>
          <table:table-cell office:value-type="float" office:value="0.0106301307678223" calcext:value-type="float">
            <text:p>0.010630130767822</text:p>
          </table:table-cell>
          <table:table-cell office:value-type="float" office:value="0.0137717723846436" calcext:value-type="float">
            <text:p>0.013771772384644</text:p>
          </table:table-cell>
        </table:table-row>
        <table:table-row table:style-name="ro1">
          <table:table-cell table:number-columns-repeated="2"/>
          <table:table-cell office:value-type="float" office:value="0.0107793807983398" calcext:value-type="float">
            <text:p>0.01077938079834</text:p>
          </table:table-cell>
          <table:table-cell office:value-type="float" office:value="0.0132637023925781" calcext:value-type="float">
            <text:p>0.013263702392578</text:p>
          </table:table-cell>
        </table:table-row>
        <table:table-row table:style-name="ro1">
          <table:table-cell table:number-columns-repeated="2"/>
          <table:table-cell office:value-type="float" office:value="0.0105819702148438" calcext:value-type="float">
            <text:p>0.010581970214844</text:p>
          </table:table-cell>
          <table:table-cell office:value-type="float" office:value="0.0139448642730713" calcext:value-type="float">
            <text:p>0.013944864273071</text:p>
          </table:table-cell>
        </table:table-row>
        <table:table-row table:style-name="ro1">
          <table:table-cell table:number-columns-repeated="2"/>
          <table:table-cell office:value-type="float" office:value="0.0109455585479736" calcext:value-type="float">
            <text:p>0.010945558547974</text:p>
          </table:table-cell>
          <table:table-cell office:value-type="float" office:value="0.0132927894592285" calcext:value-type="float">
            <text:p>0.013292789459229</text:p>
          </table:table-cell>
        </table:table-row>
        <table:table-row table:style-name="ro1">
          <table:table-cell table:number-columns-repeated="2"/>
          <table:table-cell office:value-type="float" office:value="0.0106759071350098" calcext:value-type="float">
            <text:p>0.01067590713501</text:p>
          </table:table-cell>
          <table:table-cell office:value-type="float" office:value="0.0134239196777344" calcext:value-type="float">
            <text:p>0.013423919677734</text:p>
          </table:table-cell>
        </table:table-row>
        <table:table-row table:style-name="ro1">
          <table:table-cell table:number-columns-repeated="2"/>
          <table:table-cell office:value-type="float" office:value="0.0106041431427002" calcext:value-type="float">
            <text:p>0.0106041431427</text:p>
          </table:table-cell>
          <table:table-cell office:value-type="float" office:value="0.0137135982513428" calcext:value-type="float">
            <text:p>0.013713598251343</text:p>
          </table:table-cell>
        </table:table-row>
        <table:table-row table:style-name="ro1">
          <table:table-cell table:number-columns-repeated="2"/>
          <table:table-cell office:value-type="float" office:value="0.0107128620147705" calcext:value-type="float">
            <text:p>0.010712862014771</text:p>
          </table:table-cell>
          <table:table-cell office:value-type="float" office:value="0.0142073631286621" calcext:value-type="float">
            <text:p>0.014207363128662</text:p>
          </table:table-cell>
        </table:table-row>
        <table:table-row table:style-name="ro1">
          <table:table-cell table:number-columns-repeated="2"/>
          <table:table-cell office:value-type="float" office:value="0.010636568069458" calcext:value-type="float">
            <text:p>0.010636568069458</text:p>
          </table:table-cell>
          <table:table-cell office:value-type="float" office:value="0.014782190322876" calcext:value-type="float">
            <text:p>0.014782190322876</text:p>
          </table:table-cell>
        </table:table-row>
        <table:table-row table:style-name="ro1">
          <table:table-cell table:number-columns-repeated="2"/>
          <table:table-cell office:value-type="float" office:value="0.0114879608154297" calcext:value-type="float">
            <text:p>0.01148796081543</text:p>
          </table:table-cell>
          <table:table-cell office:value-type="float" office:value="0.0129868984222412" calcext:value-type="float">
            <text:p>0.012986898422241</text:p>
          </table:table-cell>
        </table:table-row>
        <table:table-row table:style-name="ro1">
          <table:table-cell table:number-columns-repeated="2"/>
          <table:table-cell office:value-type="float" office:value="0.0110344886779785" calcext:value-type="float">
            <text:p>0.011034488677979</text:p>
          </table:table-cell>
          <table:table-cell office:value-type="float" office:value="0.0150413513183594" calcext:value-type="float">
            <text:p>0.015041351318359</text:p>
          </table:table-cell>
        </table:table-row>
        <table:table-row table:style-name="ro1">
          <table:table-cell table:number-columns-repeated="2"/>
          <table:table-cell office:value-type="float" office:value="0.0113003253936768" calcext:value-type="float">
            <text:p>0.011300325393677</text:p>
          </table:table-cell>
          <table:table-cell office:value-type="float" office:value="0.0139925479888916" calcext:value-type="float">
            <text:p>0.013992547988892</text:p>
          </table:table-cell>
        </table:table-row>
        <table:table-row table:style-name="ro1">
          <table:table-cell table:number-columns-repeated="2"/>
          <table:table-cell office:value-type="float" office:value="0.0112228393554688" calcext:value-type="float">
            <text:p>0.011222839355469</text:p>
          </table:table-cell>
          <table:table-cell office:value-type="float" office:value="0.0134620666503906" calcext:value-type="float">
            <text:p>0.013462066650391</text:p>
          </table:table-cell>
        </table:table-row>
        <table:table-row table:style-name="ro1">
          <table:table-cell table:number-columns-repeated="2"/>
          <table:table-cell office:value-type="float" office:value="0.00999116897583008" calcext:value-type="float">
            <text:p>0.00999116897583</text:p>
          </table:table-cell>
          <table:table-cell office:value-type="float" office:value="0.0131978988647461" calcext:value-type="float">
            <text:p>0.013197898864746</text:p>
          </table:table-cell>
        </table:table-row>
        <table:table-row table:style-name="ro1">
          <table:table-cell table:number-columns-repeated="2"/>
          <table:table-cell office:value-type="float" office:value="0.0107972621917725" calcext:value-type="float">
            <text:p>0.010797262191773</text:p>
          </table:table-cell>
          <table:table-cell office:value-type="float" office:value="0.0135061740875244" calcext:value-type="float">
            <text:p>0.013506174087524</text:p>
          </table:table-cell>
        </table:table-row>
        <table:table-row table:style-name="ro1">
          <table:table-cell table:number-columns-repeated="2"/>
          <table:table-cell office:value-type="float" office:value="0.0112521648406982" calcext:value-type="float">
            <text:p>0.011252164840698</text:p>
          </table:table-cell>
          <table:table-cell office:value-type="float" office:value="0.0135650634765625" calcext:value-type="float">
            <text:p>0.013565063476563</text:p>
          </table:table-cell>
        </table:table-row>
        <table:table-row table:style-name="ro1">
          <table:table-cell table:number-columns-repeated="2"/>
          <table:table-cell office:value-type="float" office:value="0.0114350318908691" calcext:value-type="float">
            <text:p>0.011435031890869</text:p>
          </table:table-cell>
          <table:table-cell office:value-type="float" office:value="0.013768196105957" calcext:value-type="float">
            <text:p>0.013768196105957</text:p>
          </table:table-cell>
        </table:table-row>
        <table:table-row table:style-name="ro1">
          <table:table-cell table:number-columns-repeated="2"/>
          <table:table-cell office:value-type="float" office:value="0.0108652114868164" calcext:value-type="float">
            <text:p>0.010865211486816</text:p>
          </table:table-cell>
          <table:table-cell office:value-type="float" office:value="0.0133390426635742" calcext:value-type="float">
            <text:p>0.013339042663574</text:p>
          </table:table-cell>
        </table:table-row>
        <table:table-row table:style-name="ro1">
          <table:table-cell table:number-columns-repeated="2"/>
          <table:table-cell office:value-type="float" office:value="0.0105230808258057" calcext:value-type="float">
            <text:p>0.010523080825806</text:p>
          </table:table-cell>
          <table:table-cell office:value-type="float" office:value="0.0143346786499023" calcext:value-type="float">
            <text:p>0.014334678649902</text:p>
          </table:table-cell>
        </table:table-row>
        <table:table-row table:style-name="ro1">
          <table:table-cell table:number-columns-repeated="2"/>
          <table:table-cell office:value-type="float" office:value="0.0116753578186035" calcext:value-type="float">
            <text:p>0.011675357818604</text:p>
          </table:table-cell>
          <table:table-cell office:value-type="float" office:value="0.014338493347168" calcext:value-type="float">
            <text:p>0.014338493347168</text:p>
          </table:table-cell>
        </table:table-row>
        <table:table-row table:style-name="ro1">
          <table:table-cell table:number-columns-repeated="2"/>
          <table:table-cell office:value-type="float" office:value="0.0112235546112061" calcext:value-type="float">
            <text:p>0.011223554611206</text:p>
          </table:table-cell>
          <table:table-cell office:value-type="float" office:value="0.0141406059265137" calcext:value-type="float">
            <text:p>0.014140605926514</text:p>
          </table:table-cell>
        </table:table-row>
        <table:table-row table:style-name="ro1">
          <table:table-cell table:number-columns-repeated="2"/>
          <table:table-cell office:value-type="float" office:value="0.0109357833862305" calcext:value-type="float">
            <text:p>0.010935783386231</text:p>
          </table:table-cell>
          <table:table-cell office:value-type="float" office:value="0.0141663551330566" calcext:value-type="float">
            <text:p>0.014166355133057</text:p>
          </table:table-cell>
        </table:table-row>
        <table:table-row table:style-name="ro1">
          <table:table-cell table:number-columns-repeated="2"/>
          <table:table-cell office:value-type="float" office:value="0.0112006664276123" calcext:value-type="float">
            <text:p>0.011200666427612</text:p>
          </table:table-cell>
          <table:table-cell office:value-type="float" office:value="0.0139806270599365" calcext:value-type="float">
            <text:p>0.013980627059937</text:p>
          </table:table-cell>
        </table:table-row>
        <table:table-row table:style-name="ro1">
          <table:table-cell table:number-columns-repeated="2"/>
          <table:table-cell office:value-type="float" office:value="0.010730504989624" calcext:value-type="float">
            <text:p>0.010730504989624</text:p>
          </table:table-cell>
          <table:table-cell office:value-type="float" office:value="0.0146620273590088" calcext:value-type="float">
            <text:p>0.014662027359009</text:p>
          </table:table-cell>
        </table:table-row>
        <table:table-row table:style-name="ro1">
          <table:table-cell table:number-columns-repeated="2"/>
          <table:table-cell office:value-type="float" office:value="0.0109446048736572" calcext:value-type="float">
            <text:p>0.010944604873657</text:p>
          </table:table-cell>
          <table:table-cell office:value-type="float" office:value="0.0138084888458252" calcext:value-type="float">
            <text:p>0.013808488845825</text:p>
          </table:table-cell>
        </table:table-row>
        <table:table-row table:style-name="ro1">
          <table:table-cell table:number-columns-repeated="2"/>
          <table:table-cell office:value-type="float" office:value="0.010714054107666" calcext:value-type="float">
            <text:p>0.010714054107666</text:p>
          </table:table-cell>
          <table:table-cell office:value-type="float" office:value="0.0127239227294922" calcext:value-type="float">
            <text:p>0.012723922729492</text:p>
          </table:table-cell>
        </table:table-row>
        <table:table-row table:style-name="ro1">
          <table:table-cell table:number-columns-repeated="2"/>
          <table:table-cell office:value-type="float" office:value="0.0115361213684082" calcext:value-type="float">
            <text:p>0.011536121368408</text:p>
          </table:table-cell>
          <table:table-cell office:value-type="float" office:value="0.0132806301116943" calcext:value-type="float">
            <text:p>0.013280630111694</text:p>
          </table:table-cell>
        </table:table-row>
        <table:table-row table:style-name="ro1">
          <table:table-cell table:number-columns-repeated="2"/>
          <table:table-cell office:value-type="float" office:value="0.0114607810974121" calcext:value-type="float">
            <text:p>0.011460781097412</text:p>
          </table:table-cell>
          <table:table-cell office:value-type="float" office:value="0.0136172771453857" calcext:value-type="float">
            <text:p>0.013617277145386</text:p>
          </table:table-cell>
        </table:table-row>
        <table:table-row table:style-name="ro1">
          <table:table-cell table:number-columns-repeated="2"/>
          <table:table-cell office:value-type="float" office:value="0.0109498500823975" calcext:value-type="float">
            <text:p>0.010949850082398</text:p>
          </table:table-cell>
          <table:table-cell office:value-type="float" office:value="0.0138881206512451" calcext:value-type="float">
            <text:p>0.013888120651245</text:p>
          </table:table-cell>
        </table:table-row>
        <table:table-row table:style-name="ro1">
          <table:table-cell table:number-columns-repeated="2"/>
          <table:table-cell office:value-type="float" office:value="0.0110039710998535" calcext:value-type="float">
            <text:p>0.011003971099854</text:p>
          </table:table-cell>
          <table:table-cell office:value-type="float" office:value="0.0135519504547119" calcext:value-type="float">
            <text:p>0.013551950454712</text:p>
          </table:table-cell>
        </table:table-row>
        <table:table-row table:style-name="ro1">
          <table:table-cell table:number-columns-repeated="2"/>
          <table:table-cell office:value-type="float" office:value="0.0124194622039795" calcext:value-type="float">
            <text:p>0.01241946220398</text:p>
          </table:table-cell>
          <table:table-cell office:value-type="float" office:value="0.0135974884033203" calcext:value-type="float">
            <text:p>0.01359748840332</text:p>
          </table:table-cell>
        </table:table-row>
        <table:table-row table:style-name="ro1">
          <table:table-cell table:number-columns-repeated="2"/>
          <table:table-cell office:value-type="float" office:value="0.0119390487670898" calcext:value-type="float">
            <text:p>0.01193904876709</text:p>
          </table:table-cell>
          <table:table-cell office:value-type="float" office:value="0.0138623714447021" calcext:value-type="float">
            <text:p>0.013862371444702</text:p>
          </table:table-cell>
        </table:table-row>
        <table:table-row table:style-name="ro1">
          <table:table-cell table:number-columns-repeated="2"/>
          <table:table-cell office:value-type="float" office:value="0.012263298034668" calcext:value-type="float">
            <text:p>0.012263298034668</text:p>
          </table:table-cell>
          <table:table-cell office:value-type="float" office:value="0.0144734382629395" calcext:value-type="float">
            <text:p>0.01447343826294</text:p>
          </table:table-cell>
        </table:table-row>
        <table:table-row table:style-name="ro1">
          <table:table-cell table:number-columns-repeated="2"/>
          <table:table-cell office:value-type="float" office:value="0.0110087394714356" calcext:value-type="float">
            <text:p>0.011008739471436</text:p>
          </table:table-cell>
          <table:table-cell office:value-type="float" office:value="0.0140390396118164" calcext:value-type="float">
            <text:p>0.014039039611816</text:p>
          </table:table-cell>
        </table:table-row>
        <table:table-row table:style-name="ro1">
          <table:table-cell table:number-columns-repeated="2"/>
          <table:table-cell office:value-type="float" office:value="0.0110034942626953" calcext:value-type="float">
            <text:p>0.011003494262695</text:p>
          </table:table-cell>
          <table:table-cell office:value-type="float" office:value="0.0138695240020752" calcext:value-type="float">
            <text:p>0.013869524002075</text:p>
          </table:table-cell>
        </table:table-row>
        <table:table-row table:style-name="ro1">
          <table:table-cell table:number-columns-repeated="2"/>
          <table:table-cell office:value-type="float" office:value="0.0110805034637451" calcext:value-type="float">
            <text:p>0.011080503463745</text:p>
          </table:table-cell>
          <table:table-cell office:value-type="float" office:value="0.0132086277008057" calcext:value-type="float">
            <text:p>0.013208627700806</text:p>
          </table:table-cell>
        </table:table-row>
        <table:table-row table:style-name="ro1">
          <table:table-cell table:number-columns-repeated="2"/>
          <table:table-cell office:value-type="float" office:value="0.0110709667205811" calcext:value-type="float">
            <text:p>0.011070966720581</text:p>
          </table:table-cell>
          <table:table-cell office:value-type="float" office:value="0.0142672061920166" calcext:value-type="float">
            <text:p>0.014267206192017</text:p>
          </table:table-cell>
        </table:table-row>
        <table:table-row table:style-name="ro1">
          <table:table-cell table:number-columns-repeated="2"/>
          <table:table-cell office:value-type="float" office:value="0.0107996463775635" calcext:value-type="float">
            <text:p>0.010799646377564</text:p>
          </table:table-cell>
          <table:table-cell office:value-type="float" office:value="0.0135881900787354" calcext:value-type="float">
            <text:p>0.013588190078735</text:p>
          </table:table-cell>
        </table:table-row>
        <table:table-row table:style-name="ro1">
          <table:table-cell table:number-columns-repeated="2"/>
          <table:table-cell office:value-type="float" office:value="0.0105288028717041" calcext:value-type="float">
            <text:p>0.010528802871704</text:p>
          </table:table-cell>
          <table:table-cell office:value-type="float" office:value="0.0140535831451416" calcext:value-type="float">
            <text:p>0.014053583145142</text:p>
          </table:table-cell>
        </table:table-row>
        <table:table-row table:style-name="ro1">
          <table:table-cell table:number-columns-repeated="2"/>
          <table:table-cell office:value-type="float" office:value="0.0127155780792236" calcext:value-type="float">
            <text:p>0.012715578079224</text:p>
          </table:table-cell>
          <table:table-cell office:value-type="float" office:value="0.0134546756744385" calcext:value-type="float">
            <text:p>0.013454675674439</text:p>
          </table:table-cell>
        </table:table-row>
        <table:table-row table:style-name="ro1">
          <table:table-cell table:number-columns-repeated="2"/>
          <table:table-cell office:value-type="float" office:value="0.0109827518463135" calcext:value-type="float">
            <text:p>0.010982751846314</text:p>
          </table:table-cell>
          <table:table-cell office:value-type="float" office:value="0.0140438079833984" calcext:value-type="float">
            <text:p>0.014043807983398</text:p>
          </table:table-cell>
        </table:table-row>
        <table:table-row table:style-name="ro1">
          <table:table-cell table:number-columns-repeated="2"/>
          <table:table-cell office:value-type="float" office:value="0.0111420154571533" calcext:value-type="float">
            <text:p>0.011142015457153</text:p>
          </table:table-cell>
          <table:table-cell office:value-type="float" office:value="0.0129232406616211" calcext:value-type="float">
            <text:p>0.012923240661621</text:p>
          </table:table-cell>
        </table:table-row>
        <table:table-row table:style-name="ro1">
          <table:table-cell table:number-columns-repeated="2"/>
          <table:table-cell office:value-type="float" office:value="0.0110034942626953" calcext:value-type="float">
            <text:p>0.011003494262695</text:p>
          </table:table-cell>
          <table:table-cell office:value-type="float" office:value="0.0130627155303955" calcext:value-type="float">
            <text:p>0.013062715530396</text:p>
          </table:table-cell>
        </table:table-row>
        <table:table-row table:style-name="ro1">
          <table:table-cell table:number-columns-repeated="2"/>
          <table:table-cell office:value-type="float" office:value="0.0131573677062988" calcext:value-type="float">
            <text:p>0.013157367706299</text:p>
          </table:table-cell>
          <table:table-cell office:value-type="float" office:value="0.0134646892547607" calcext:value-type="float">
            <text:p>0.013464689254761</text:p>
          </table:table-cell>
        </table:table-row>
        <table:table-row table:style-name="ro1">
          <table:table-cell table:number-columns-repeated="2"/>
          <table:table-cell office:value-type="float" office:value="0.00994729995727539" calcext:value-type="float">
            <text:p>0.009947299957275</text:p>
          </table:table-cell>
          <table:table-cell office:value-type="float" office:value="0.0140511989593506" calcext:value-type="float">
            <text:p>0.014051198959351</text:p>
          </table:table-cell>
        </table:table-row>
        <table:table-row table:style-name="ro1">
          <table:table-cell table:number-columns-repeated="2"/>
          <table:table-cell office:value-type="float" office:value="0.0100545883178711" calcext:value-type="float">
            <text:p>0.010054588317871</text:p>
          </table:table-cell>
          <table:table-cell office:value-type="float" office:value="0.0131239891052246" calcext:value-type="float">
            <text:p>0.013123989105225</text:p>
          </table:table-cell>
        </table:table-row>
        <table:table-row table:style-name="ro1">
          <table:table-cell table:number-columns-repeated="2"/>
          <table:table-cell office:value-type="float" office:value="0.0119142532348633" calcext:value-type="float">
            <text:p>0.011914253234863</text:p>
          </table:table-cell>
          <table:table-cell office:value-type="float" office:value="0.0132830142974854" calcext:value-type="float">
            <text:p>0.013283014297485</text:p>
          </table:table-cell>
        </table:table-row>
        <table:table-row table:style-name="ro1">
          <table:table-cell table:number-columns-repeated="2"/>
          <table:table-cell office:value-type="float" office:value="0.0106477737426758" calcext:value-type="float">
            <text:p>0.010647773742676</text:p>
          </table:table-cell>
          <table:table-cell office:value-type="float" office:value="0.0147182941436768" calcext:value-type="float">
            <text:p>0.014718294143677</text:p>
          </table:table-cell>
        </table:table-row>
        <table:table-row table:style-name="ro1">
          <table:table-cell table:number-columns-repeated="2"/>
          <table:table-cell office:value-type="float" office:value="0.0111477375030518" calcext:value-type="float">
            <text:p>0.011147737503052</text:p>
          </table:table-cell>
          <table:table-cell office:value-type="float" office:value="0.0138418674468994" calcext:value-type="float">
            <text:p>0.013841867446899</text:p>
          </table:table-cell>
        </table:table-row>
        <table:table-row table:style-name="ro1">
          <table:table-cell table:number-columns-repeated="2"/>
          <table:table-cell office:value-type="float" office:value="0.0106687545776367" calcext:value-type="float">
            <text:p>0.010668754577637</text:p>
          </table:table-cell>
          <table:table-cell office:value-type="float" office:value="0.0136923789978027" calcext:value-type="float">
            <text:p>0.013692378997803</text:p>
          </table:table-cell>
        </table:table-row>
        <table:table-row table:style-name="ro1">
          <table:table-cell table:number-columns-repeated="2"/>
          <table:table-cell office:value-type="float" office:value="0.0110344886779785" calcext:value-type="float">
            <text:p>0.011034488677979</text:p>
          </table:table-cell>
          <table:table-cell office:value-type="float" office:value="0.013700008392334" calcext:value-type="float">
            <text:p>0.013700008392334</text:p>
          </table:table-cell>
        </table:table-row>
        <table:table-row table:style-name="ro1">
          <table:table-cell table:number-columns-repeated="2"/>
          <table:table-cell office:value-type="float" office:value="0.0115640163421631" calcext:value-type="float">
            <text:p>0.011564016342163</text:p>
          </table:table-cell>
          <table:table-cell office:value-type="float" office:value="0.0128622055053711" calcext:value-type="float">
            <text:p>0.012862205505371</text:p>
          </table:table-cell>
        </table:table-row>
        <table:table-row table:style-name="ro1">
          <table:table-cell table:number-columns-repeated="2"/>
          <table:table-cell office:value-type="float" office:value="0.0113441944122314" calcext:value-type="float">
            <text:p>0.011344194412231</text:p>
          </table:table-cell>
          <table:table-cell office:value-type="float" office:value="0.0136361122131348" calcext:value-type="float">
            <text:p>0.013636112213135</text:p>
          </table:table-cell>
        </table:table-row>
        <table:table-row table:style-name="ro1">
          <table:table-cell table:number-columns-repeated="2"/>
          <table:table-cell office:value-type="float" office:value="0.0104787349700928" calcext:value-type="float">
            <text:p>0.010478734970093</text:p>
          </table:table-cell>
          <table:table-cell office:value-type="float" office:value="0.0148425102233887" calcext:value-type="float">
            <text:p>0.014842510223389</text:p>
          </table:table-cell>
        </table:table-row>
        <table:table-row table:style-name="ro1">
          <table:table-cell table:number-columns-repeated="2"/>
          <table:table-cell office:value-type="float" office:value="0.0107583999633789" calcext:value-type="float">
            <text:p>0.010758399963379</text:p>
          </table:table-cell>
          <table:table-cell office:value-type="float" office:value="0.0136127471923828" calcext:value-type="float">
            <text:p>0.013612747192383</text:p>
          </table:table-cell>
        </table:table-row>
        <table:table-row table:style-name="ro1">
          <table:table-cell table:number-columns-repeated="2"/>
          <table:table-cell office:value-type="float" office:value="0.0107245445251465" calcext:value-type="float">
            <text:p>0.010724544525147</text:p>
          </table:table-cell>
          <table:table-cell office:value-type="float" office:value="0.0132746696472168" calcext:value-type="float">
            <text:p>0.013274669647217</text:p>
          </table:table-cell>
        </table:table-row>
        <table:table-row table:style-name="ro1">
          <table:table-cell table:number-columns-repeated="2"/>
          <table:table-cell office:value-type="float" office:value="0.010282039642334" calcext:value-type="float">
            <text:p>0.010282039642334</text:p>
          </table:table-cell>
          <table:table-cell office:value-type="float" office:value="0.0132243633270264" calcext:value-type="float">
            <text:p>0.013224363327026</text:p>
          </table:table-cell>
        </table:table-row>
        <table:table-row table:style-name="ro1">
          <table:table-cell table:number-columns-repeated="2"/>
          <table:table-cell office:value-type="float" office:value="0.010223388671875" calcext:value-type="float">
            <text:p>0.010223388671875</text:p>
          </table:table-cell>
          <table:table-cell office:value-type="float" office:value="0.0132241249084473" calcext:value-type="float">
            <text:p>0.013224124908447</text:p>
          </table:table-cell>
        </table:table-row>
        <table:table-row table:style-name="ro1">
          <table:table-cell table:number-columns-repeated="2"/>
          <table:table-cell office:value-type="float" office:value="0.010551929473877" calcext:value-type="float">
            <text:p>0.010551929473877</text:p>
          </table:table-cell>
          <table:table-cell office:value-type="float" office:value="0.0140533447265625" calcext:value-type="float">
            <text:p>0.014053344726563</text:p>
          </table:table-cell>
        </table:table-row>
        <table:table-row table:style-name="ro1">
          <table:table-cell table:number-columns-repeated="2"/>
          <table:table-cell office:value-type="float" office:value="0.0105826854705811" calcext:value-type="float">
            <text:p>0.010582685470581</text:p>
          </table:table-cell>
          <table:table-cell office:value-type="float" office:value="0.014002799987793" calcext:value-type="float">
            <text:p>0.014002799987793</text:p>
          </table:table-cell>
        </table:table-row>
        <table:table-row table:style-name="ro1">
          <table:table-cell table:number-columns-repeated="2"/>
          <table:table-cell office:value-type="float" office:value="0.0109069347381592" calcext:value-type="float">
            <text:p>0.010906934738159</text:p>
          </table:table-cell>
          <table:table-cell office:value-type="float" office:value="0.0152409076690674" calcext:value-type="float">
            <text:p>0.015240907669067</text:p>
          </table:table-cell>
        </table:table-row>
        <table:table-row table:style-name="ro1">
          <table:table-cell table:number-columns-repeated="2"/>
          <table:table-cell office:value-type="float" office:value="0.0107412338256836" calcext:value-type="float">
            <text:p>0.010741233825684</text:p>
          </table:table-cell>
          <table:table-cell office:value-type="float" office:value="0.0134651660919189" calcext:value-type="float">
            <text:p>0.013465166091919</text:p>
          </table:table-cell>
        </table:table-row>
        <table:table-row table:style-name="ro1">
          <table:table-cell table:number-columns-repeated="2"/>
          <table:table-cell office:value-type="float" office:value="0.0112128257751465" calcext:value-type="float">
            <text:p>0.011212825775147</text:p>
          </table:table-cell>
          <table:table-cell office:value-type="float" office:value="0.0131576061248779" calcext:value-type="float">
            <text:p>0.013157606124878</text:p>
          </table:table-cell>
        </table:table-row>
        <table:table-row table:style-name="ro1">
          <table:table-cell table:number-columns-repeated="2"/>
          <table:table-cell office:value-type="float" office:value="0.0106210708618164" calcext:value-type="float">
            <text:p>0.010621070861816</text:p>
          </table:table-cell>
          <table:table-cell office:value-type="float" office:value="0.0141324996948242" calcext:value-type="float">
            <text:p>0.014132499694824</text:p>
          </table:table-cell>
        </table:table-row>
        <table:table-row table:style-name="ro1">
          <table:table-cell table:number-columns-repeated="2"/>
          <table:table-cell office:value-type="float" office:value="0.0111780166625977" calcext:value-type="float">
            <text:p>0.011178016662598</text:p>
          </table:table-cell>
          <table:table-cell office:value-type="float" office:value="0.0137102603912354" calcext:value-type="float">
            <text:p>0.013710260391235</text:p>
          </table:table-cell>
        </table:table-row>
        <table:table-row table:style-name="ro1">
          <table:table-cell table:number-columns-repeated="2"/>
          <table:table-cell office:value-type="float" office:value="0.0106015205383301" calcext:value-type="float">
            <text:p>0.01060152053833</text:p>
          </table:table-cell>
          <table:table-cell office:value-type="float" office:value="0.013904333114624" calcext:value-type="float">
            <text:p>0.013904333114624</text:p>
          </table:table-cell>
        </table:table-row>
        <table:table-row table:style-name="ro1">
          <table:table-cell table:number-columns-repeated="2"/>
          <table:table-cell office:value-type="float" office:value="0.0104396343231201" calcext:value-type="float">
            <text:p>0.01043963432312</text:p>
          </table:table-cell>
          <table:table-cell office:value-type="float" office:value="0.0136761665344238" calcext:value-type="float">
            <text:p>0.013676166534424</text:p>
          </table:table-cell>
        </table:table-row>
        <table:table-row table:style-name="ro1">
          <table:table-cell table:number-columns-repeated="2"/>
          <table:table-cell office:value-type="float" office:value="0.0113482475280762" calcext:value-type="float">
            <text:p>0.011348247528076</text:p>
          </table:table-cell>
          <table:table-cell office:value-type="float" office:value="0.0140476226806641" calcext:value-type="float">
            <text:p>0.014047622680664</text:p>
          </table:table-cell>
        </table:table-row>
        <table:table-row table:style-name="ro1">
          <table:table-cell table:number-columns-repeated="2"/>
          <table:table-cell office:value-type="float" office:value="0.0101542472839356" calcext:value-type="float">
            <text:p>0.010154247283936</text:p>
          </table:table-cell>
          <table:table-cell office:value-type="float" office:value="0.0142652988433838" calcext:value-type="float">
            <text:p>0.014265298843384</text:p>
          </table:table-cell>
        </table:table-row>
        <table:table-row table:style-name="ro1">
          <table:table-cell table:number-columns-repeated="2"/>
          <table:table-cell office:value-type="float" office:value="0.0112485885620117" calcext:value-type="float">
            <text:p>0.011248588562012</text:p>
          </table:table-cell>
          <table:table-cell office:value-type="float" office:value="0.0142714977264404" calcext:value-type="float">
            <text:p>0.01427149772644</text:p>
          </table:table-cell>
        </table:table-row>
        <table:table-row table:style-name="ro1">
          <table:table-cell table:number-columns-repeated="2"/>
          <table:table-cell office:value-type="float" office:value="0.0103387832641602" calcext:value-type="float">
            <text:p>0.01033878326416</text:p>
          </table:table-cell>
          <table:table-cell office:value-type="float" office:value="0.0135939121246338" calcext:value-type="float">
            <text:p>0.013593912124634</text:p>
          </table:table-cell>
        </table:table-row>
        <table:table-row table:style-name="ro1">
          <table:table-cell table:number-columns-repeated="2"/>
          <table:table-cell office:value-type="float" office:value="0.0105342864990234" calcext:value-type="float">
            <text:p>0.010534286499023</text:p>
          </table:table-cell>
          <table:table-cell office:value-type="float" office:value="0.0144565105438232" calcext:value-type="float">
            <text:p>0.014456510543823</text:p>
          </table:table-cell>
        </table:table-row>
        <table:table-row table:style-name="ro1">
          <table:table-cell table:number-columns-repeated="2"/>
          <table:table-cell office:value-type="float" office:value="0.0119233131408691" calcext:value-type="float">
            <text:p>0.011923313140869</text:p>
          </table:table-cell>
          <table:table-cell office:value-type="float" office:value="0.0133411884307861" calcext:value-type="float">
            <text:p>0.013341188430786</text:p>
          </table:table-cell>
        </table:table-row>
        <table:table-row table:style-name="ro1">
          <table:table-cell table:number-columns-repeated="2"/>
          <table:table-cell office:value-type="float" office:value="0.0112276077270508" calcext:value-type="float">
            <text:p>0.011227607727051</text:p>
          </table:table-cell>
          <table:table-cell office:value-type="float" office:value="0.0146305561065674" calcext:value-type="float">
            <text:p>0.014630556106567</text:p>
          </table:table-cell>
        </table:table-row>
        <table:table-row table:style-name="ro1">
          <table:table-cell table:number-columns-repeated="2"/>
          <table:table-cell office:value-type="float" office:value="0.0112438201904297" calcext:value-type="float">
            <text:p>0.01124382019043</text:p>
          </table:table-cell>
          <table:table-cell office:value-type="float" office:value="0.0141863822937012" calcext:value-type="float">
            <text:p>0.014186382293701</text:p>
          </table:table-cell>
        </table:table-row>
        <table:table-row table:style-name="ro1">
          <table:table-cell table:number-columns-repeated="2"/>
          <table:table-cell office:value-type="float" office:value="0.0137722492218018" calcext:value-type="float">
            <text:p>0.013772249221802</text:p>
          </table:table-cell>
          <table:table-cell office:value-type="float" office:value="0.013035774230957" calcext:value-type="float">
            <text:p>0.013035774230957</text:p>
          </table:table-cell>
        </table:table-row>
        <table:table-row table:style-name="ro1">
          <table:table-cell table:number-columns-repeated="2"/>
          <table:table-cell office:value-type="float" office:value="0.0105817317962646" calcext:value-type="float">
            <text:p>0.010581731796265</text:p>
          </table:table-cell>
          <table:table-cell office:value-type="float" office:value="0.0133078098297119" calcext:value-type="float">
            <text:p>0.013307809829712</text:p>
          </table:table-cell>
        </table:table-row>
        <table:table-row table:style-name="ro1">
          <table:table-cell table:number-columns-repeated="2"/>
          <table:table-cell office:value-type="float" office:value="0.0101580619812012" calcext:value-type="float">
            <text:p>0.010158061981201</text:p>
          </table:table-cell>
          <table:table-cell office:value-type="float" office:value="0.0124387741088867" calcext:value-type="float">
            <text:p>0.012438774108887</text:p>
          </table:table-cell>
        </table:table-row>
        <table:table-row table:style-name="ro1">
          <table:table-cell table:number-columns-repeated="2"/>
          <table:table-cell office:value-type="float" office:value="0.0103609561920166" calcext:value-type="float">
            <text:p>0.010360956192017</text:p>
          </table:table-cell>
          <table:table-cell office:value-type="float" office:value="0.0133438110351563" calcext:value-type="float">
            <text:p>0.013343811035156</text:p>
          </table:table-cell>
        </table:table-row>
        <table:table-row table:style-name="ro1">
          <table:table-cell table:number-columns-repeated="3"/>
          <table:table-cell office:value-type="float" office:value="0.0133922100067139" calcext:value-type="float">
            <text:p>0.013392210006714</text:p>
          </table:table-cell>
        </table:table-row>
        <table:table-row table:style-name="ro1">
          <table:table-cell table:number-columns-repeated="3"/>
          <table:table-cell office:value-type="float" office:value="0.0143485069274902" calcext:value-type="float">
            <text:p>0.01434850692749</text:p>
          </table:table-cell>
        </table:table-row>
        <table:table-row table:style-name="ro1">
          <table:table-cell table:number-columns-repeated="3"/>
          <table:table-cell office:value-type="float" office:value="0.0153219699859619" calcext:value-type="float">
            <text:p>0.015321969985962</text:p>
          </table:table-cell>
        </table:table-row>
        <table:table-row table:style-name="ro1">
          <table:table-cell table:number-columns-repeated="3"/>
          <table:table-cell office:value-type="float" office:value="0.0136229991912842" calcext:value-type="float">
            <text:p>0.013622999191284</text:p>
          </table:table-cell>
        </table:table-row>
        <table:table-row table:style-name="ro1">
          <table:table-cell table:number-columns-repeated="3"/>
          <table:table-cell office:value-type="float" office:value="0.013615608215332" calcext:value-type="float">
            <text:p>0.013615608215332</text:p>
          </table:table-cell>
        </table:table-row>
        <table:table-row table:style-name="ro1">
          <table:table-cell table:number-columns-repeated="3"/>
          <table:table-cell office:value-type="float" office:value="0.0133342742919922" calcext:value-type="float">
            <text:p>0.013334274291992</text:p>
          </table:table-cell>
        </table:table-row>
        <table:table-row table:style-name="ro1">
          <table:table-cell table:number-columns-repeated="3"/>
          <table:table-cell office:value-type="float" office:value="0.0140078067779541" calcext:value-type="float">
            <text:p>0.014007806777954</text:p>
          </table:table-cell>
        </table:table-row>
        <table:table-row table:style-name="ro1">
          <table:table-cell table:number-columns-repeated="3"/>
          <table:table-cell office:value-type="float" office:value="0.0132360458374023" calcext:value-type="float">
            <text:p>0.013236045837402</text:p>
          </table:table-cell>
        </table:table-row>
        <table:table-row table:style-name="ro1">
          <table:table-cell table:number-columns-repeated="3"/>
          <table:table-cell office:value-type="float" office:value="0.0130200386047363" calcext:value-type="float">
            <text:p>0.013020038604736</text:p>
          </table:table-cell>
        </table:table-row>
        <table:table-row table:style-name="ro1">
          <table:table-cell table:number-columns-repeated="3"/>
          <table:table-cell office:value-type="float" office:value="0.0143523216247559" calcext:value-type="float">
            <text:p>0.014352321624756</text:p>
          </table:table-cell>
        </table:table-row>
        <table:table-row table:style-name="ro1">
          <table:table-cell table:number-columns-repeated="3"/>
          <table:table-cell office:value-type="float" office:value="0.0131502151489258" calcext:value-type="float">
            <text:p>0.013150215148926</text:p>
          </table:table-cell>
        </table:table-row>
        <table:table-row table:style-name="ro1">
          <table:table-cell table:number-columns-repeated="3"/>
          <table:table-cell office:value-type="float" office:value="0.0132403373718262" calcext:value-type="float">
            <text:p>0.013240337371826</text:p>
          </table:table-cell>
        </table:table-row>
        <table:table-row table:style-name="ro1">
          <table:table-cell table:number-columns-repeated="3"/>
          <table:table-cell office:value-type="float" office:value="0.0141129493713379" calcext:value-type="float">
            <text:p>0.014112949371338</text:p>
          </table:table-cell>
        </table:table-row>
        <table:table-row table:style-name="ro1">
          <table:table-cell table:number-columns-repeated="3"/>
          <table:table-cell office:value-type="float" office:value="0.0139279365539551" calcext:value-type="float">
            <text:p>0.013927936553955</text:p>
          </table:table-cell>
        </table:table-row>
        <table:table-row table:style-name="ro1">
          <table:table-cell table:number-columns-repeated="3"/>
          <table:table-cell office:value-type="float" office:value="0.0130820274353027" calcext:value-type="float">
            <text:p>0.013082027435303</text:p>
          </table:table-cell>
        </table:table-row>
        <table:table-row table:style-name="ro1">
          <table:table-cell table:number-columns-repeated="3"/>
          <table:table-cell office:value-type="float" office:value="0.0134708881378174" calcext:value-type="float">
            <text:p>0.013470888137817</text:p>
          </table:table-cell>
        </table:table-row>
        <table:table-row table:style-name="ro1">
          <table:table-cell table:number-columns-repeated="3"/>
          <table:table-cell office:value-type="float" office:value="0.0136566162109375" calcext:value-type="float">
            <text:p>0.013656616210938</text:p>
          </table:table-cell>
        </table:table-row>
        <table:table-row table:style-name="ro1">
          <table:table-cell table:number-columns-repeated="3"/>
          <table:table-cell office:value-type="float" office:value="0.01346755027771" calcext:value-type="float">
            <text:p>0.01346755027771</text:p>
          </table:table-cell>
        </table:table-row>
        <table:table-row table:style-name="ro1">
          <table:table-cell table:number-columns-repeated="3"/>
          <table:table-cell office:value-type="float" office:value="0.0132472515106201" calcext:value-type="float">
            <text:p>0.01324725151062</text:p>
          </table:table-cell>
        </table:table-row>
        <table:table-row table:style-name="ro1">
          <table:table-cell table:number-columns-repeated="3"/>
          <table:table-cell office:value-type="float" office:value="0.0135376453399658" calcext:value-type="float">
            <text:p>0.013537645339966</text:p>
          </table:table-cell>
        </table:table-row>
        <table:table-row table:style-name="ro1">
          <table:table-cell table:number-columns-repeated="3"/>
          <table:table-cell office:value-type="float" office:value="0.0136885643005371" calcext:value-type="float">
            <text:p>0.013688564300537</text:p>
          </table:table-cell>
        </table:table-row>
        <table:table-row table:style-name="ro1">
          <table:table-cell table:number-columns-repeated="3"/>
          <table:table-cell office:value-type="float" office:value="0.0137424468994141" calcext:value-type="float">
            <text:p>0.013742446899414</text:p>
          </table:table-cell>
        </table:table-row>
        <table:table-row table:style-name="ro1">
          <table:table-cell table:number-columns-repeated="3"/>
          <table:table-cell office:value-type="float" office:value="0.0128216743469238" calcext:value-type="float">
            <text:p>0.012821674346924</text:p>
          </table:table-cell>
        </table:table-row>
        <table:table-row table:style-name="ro1">
          <table:table-cell table:number-columns-repeated="3"/>
          <table:table-cell office:value-type="float" office:value="0.014204740524292" calcext:value-type="float">
            <text:p>0.014204740524292</text:p>
          </table:table-cell>
        </table:table-row>
        <table:table-row table:style-name="ro1">
          <table:table-cell table:number-columns-repeated="3"/>
          <table:table-cell office:value-type="float" office:value="0.0135583877563477" calcext:value-type="float">
            <text:p>0.013558387756348</text:p>
          </table:table-cell>
        </table:table-row>
        <table:table-row table:style-name="ro1">
          <table:table-cell table:number-columns-repeated="3"/>
          <table:table-cell office:value-type="float" office:value="0.0135214328765869" calcext:value-type="float">
            <text:p>0.013521432876587</text:p>
          </table:table-cell>
        </table:table-row>
        <table:table-row table:style-name="ro1">
          <table:table-cell table:number-columns-repeated="3"/>
          <table:table-cell office:value-type="float" office:value="0.0141327381134033" calcext:value-type="float">
            <text:p>0.014132738113403</text:p>
          </table:table-cell>
        </table:table-row>
        <table:table-row table:style-name="ro1">
          <table:table-cell table:number-columns-repeated="3"/>
          <table:table-cell office:value-type="float" office:value="0.0129694938659668" calcext:value-type="float">
            <text:p>0.012969493865967</text:p>
          </table:table-cell>
        </table:table-row>
        <table:table-row table:style-name="ro1">
          <table:table-cell table:number-columns-repeated="3"/>
          <table:table-cell office:value-type="float" office:value="0.0138924121856689" calcext:value-type="float">
            <text:p>0.013892412185669</text:p>
          </table:table-cell>
        </table:table-row>
        <table:table-row table:style-name="ro1">
          <table:table-cell table:number-columns-repeated="3"/>
          <table:table-cell office:value-type="float" office:value="0.014146089553833" calcext:value-type="float">
            <text:p>0.014146089553833</text:p>
          </table:table-cell>
        </table:table-row>
        <table:table-row table:style-name="ro1">
          <table:table-cell table:number-columns-repeated="3"/>
          <table:table-cell office:value-type="float" office:value="0.0141537189483643" calcext:value-type="float">
            <text:p>0.014153718948364</text:p>
          </table:table-cell>
        </table:table-row>
        <table:table-row table:style-name="ro1">
          <table:table-cell table:number-columns-repeated="3"/>
          <table:table-cell office:value-type="float" office:value="0.0141215324401856" calcext:value-type="float">
            <text:p>0.014121532440186</text:p>
          </table:table-cell>
        </table:table-row>
        <table:table-row table:style-name="ro1">
          <table:table-cell table:number-columns-repeated="3"/>
          <table:table-cell office:value-type="float" office:value="0.0146505832672119" calcext:value-type="float">
            <text:p>0.014650583267212</text:p>
          </table:table-cell>
        </table:table-row>
        <table:table-row table:style-name="ro1">
          <table:table-cell table:number-columns-repeated="3"/>
          <table:table-cell office:value-type="float" office:value="0.0155858993530273" calcext:value-type="float">
            <text:p>0.015585899353027</text:p>
          </table:table-cell>
        </table:table-row>
        <table:table-row table:style-name="ro1">
          <table:table-cell table:number-columns-repeated="3"/>
          <table:table-cell office:value-type="float" office:value="0.0156385898590088" calcext:value-type="float">
            <text:p>0.015638589859009</text:p>
          </table:table-cell>
        </table:table-row>
        <table:table-row table:style-name="ro1">
          <table:table-cell table:number-columns-repeated="3"/>
          <table:table-cell office:value-type="float" office:value="0.0149950981140137" calcext:value-type="float">
            <text:p>0.014995098114014</text:p>
          </table:table-cell>
        </table:table-row>
        <table:table-row table:style-name="ro1">
          <table:table-cell table:number-columns-repeated="3"/>
          <table:table-cell office:value-type="float" office:value="0.0144858360290527" calcext:value-type="float">
            <text:p>0.014485836029053</text:p>
          </table:table-cell>
        </table:table-row>
        <table:table-row table:style-name="ro1">
          <table:table-cell table:number-columns-repeated="3"/>
          <table:table-cell office:value-type="float" office:value="0.0166254043579102" calcext:value-type="float">
            <text:p>0.01662540435791</text:p>
          </table:table-cell>
        </table:table-row>
        <table:table-row table:style-name="ro1">
          <table:table-cell table:number-columns-repeated="3"/>
          <table:table-cell office:value-type="float" office:value="0.0149528980255127" calcext:value-type="float">
            <text:p>0.014952898025513</text:p>
          </table:table-cell>
        </table:table-row>
        <table:table-row table:style-name="ro1">
          <table:table-cell table:number-columns-repeated="3"/>
          <table:table-cell office:value-type="float" office:value="0.0153012275695801" calcext:value-type="float">
            <text:p>0.01530122756958</text:p>
          </table:table-cell>
        </table:table-row>
        <table:table-row table:style-name="ro1">
          <table:table-cell table:number-columns-repeated="3"/>
          <table:table-cell office:value-type="float" office:value="0.0151255130767822" calcext:value-type="float">
            <text:p>0.015125513076782</text:p>
          </table:table-cell>
        </table:table-row>
        <table:table-row table:style-name="ro1">
          <table:table-cell table:number-columns-repeated="3"/>
          <table:table-cell office:value-type="float" office:value="0.0162079334259033" calcext:value-type="float">
            <text:p>0.016207933425903</text:p>
          </table:table-cell>
        </table:table-row>
        <table:table-row table:style-name="ro1">
          <table:table-cell table:number-columns-repeated="3"/>
          <table:table-cell office:value-type="float" office:value="0.0148794651031494" calcext:value-type="float">
            <text:p>0.014879465103149</text:p>
          </table:table-cell>
        </table:table-row>
        <table:table-row table:style-name="ro1">
          <table:table-cell table:number-columns-repeated="3"/>
          <table:table-cell office:value-type="float" office:value="0.0153086185455322" calcext:value-type="float">
            <text:p>0.015308618545532</text:p>
          </table:table-cell>
        </table:table-row>
        <table:table-row table:style-name="ro1">
          <table:table-cell table:number-columns-repeated="3"/>
          <table:table-cell office:value-type="float" office:value="0.0164868831634522" calcext:value-type="float">
            <text:p>0.016486883163452</text:p>
          </table:table-cell>
        </table:table-row>
        <table:table-row table:style-name="ro1">
          <table:table-cell table:number-columns-repeated="3"/>
          <table:table-cell office:value-type="float" office:value="0.0155994892120361" calcext:value-type="float">
            <text:p>0.015599489212036</text:p>
          </table:table-cell>
        </table:table-row>
        <table:table-row table:style-name="ro1">
          <table:table-cell table:number-columns-repeated="3"/>
          <table:table-cell office:value-type="float" office:value="0.0146408081054688" calcext:value-type="float">
            <text:p>0.014640808105469</text:p>
          </table:table-cell>
        </table:table-row>
        <table:table-row table:style-name="ro1">
          <table:table-cell table:number-columns-repeated="3"/>
          <table:table-cell office:value-type="float" office:value="0.0152981281280518" calcext:value-type="float">
            <text:p>0.015298128128052</text:p>
          </table:table-cell>
        </table:table-row>
        <table:table-row table:style-name="ro1">
          <table:table-cell table:number-columns-repeated="3"/>
          <table:table-cell office:value-type="float" office:value="0.0149867534637451" calcext:value-type="float">
            <text:p>0.014986753463745</text:p>
          </table:table-cell>
        </table:table-row>
        <table:table-row table:style-name="ro1">
          <table:table-cell table:number-columns-repeated="3"/>
          <table:table-cell office:value-type="float" office:value="0.0145280361175537" calcext:value-type="float">
            <text:p>0.014528036117554</text:p>
          </table:table-cell>
        </table:table-row>
        <table:table-row table:style-name="ro1">
          <table:table-cell table:number-columns-repeated="3"/>
          <table:table-cell office:value-type="float" office:value="0.012714147567749" calcext:value-type="float">
            <text:p>0.012714147567749</text:p>
          </table:table-cell>
        </table:table-row>
        <table:table-row table:style-name="ro1">
          <table:table-cell table:number-columns-repeated="3"/>
          <table:table-cell office:value-type="float" office:value="0.0140833854675293" calcext:value-type="float">
            <text:p>0.014083385467529</text:p>
          </table:table-cell>
        </table:table-row>
        <table:table-row table:style-name="ro1">
          <table:table-cell table:number-columns-repeated="3"/>
          <table:table-cell office:value-type="float" office:value="0.0140726566314697" calcext:value-type="float">
            <text:p>0.01407265663147</text:p>
          </table:table-cell>
        </table:table-row>
        <table:table-row table:style-name="ro1">
          <table:table-cell table:number-columns-repeated="3"/>
          <table:table-cell office:value-type="float" office:value="0.0138392448425293" calcext:value-type="float">
            <text:p>0.013839244842529</text:p>
          </table:table-cell>
        </table:table-row>
        <table:table-row table:style-name="ro1">
          <table:table-cell table:number-columns-repeated="3"/>
          <table:table-cell office:value-type="float" office:value="0.0133969783782959" calcext:value-type="float">
            <text:p>0.013396978378296</text:p>
          </table:table-cell>
        </table:table-row>
        <table:table-row table:style-name="ro1">
          <table:table-cell table:number-columns-repeated="3"/>
          <table:table-cell office:value-type="float" office:value="0.0151257514953613" calcext:value-type="float">
            <text:p>0.015125751495361</text:p>
          </table:table-cell>
        </table:table-row>
        <table:table-row table:style-name="ro1">
          <table:table-cell table:number-columns-repeated="3"/>
          <table:table-cell office:value-type="float" office:value="0.0134773254394531" calcext:value-type="float">
            <text:p>0.013477325439453</text:p>
          </table:table-cell>
        </table:table-row>
        <table:table-row table:style-name="ro1">
          <table:table-cell table:number-columns-repeated="3"/>
          <table:table-cell office:value-type="float" office:value="0.0133743286132813" calcext:value-type="float">
            <text:p>0.013374328613281</text:p>
          </table:table-cell>
        </table:table-row>
        <table:table-row table:style-name="ro1">
          <table:table-cell table:number-columns-repeated="3"/>
          <table:table-cell office:value-type="float" office:value="0.0127329826354981" calcext:value-type="float">
            <text:p>0.012732982635498</text:p>
          </table:table-cell>
        </table:table-row>
        <table:table-row table:style-name="ro1">
          <table:table-cell table:number-columns-repeated="3"/>
          <table:table-cell office:value-type="float" office:value="0.0142614841461182" calcext:value-type="float">
            <text:p>0.014261484146118</text:p>
          </table:table-cell>
        </table:table-row>
        <table:table-row table:style-name="ro1">
          <table:table-cell table:number-columns-repeated="3"/>
          <table:table-cell office:value-type="float" office:value="0.0137124061584473" calcext:value-type="float">
            <text:p>0.013712406158447</text:p>
          </table:table-cell>
        </table:table-row>
        <table:table-row table:style-name="ro1">
          <table:table-cell table:number-columns-repeated="3"/>
          <table:table-cell office:value-type="float" office:value="0.0134072303771973" calcext:value-type="float">
            <text:p>0.013407230377197</text:p>
          </table:table-cell>
        </table:table-row>
        <table:table-row table:style-name="ro1">
          <table:table-cell table:number-columns-repeated="3"/>
          <table:table-cell office:value-type="float" office:value="0.0126240253448486" calcext:value-type="float">
            <text:p>0.012624025344849</text:p>
          </table:table-cell>
        </table:table-row>
        <table:table-row table:style-name="ro1">
          <table:table-cell table:number-columns-repeated="3"/>
          <table:table-cell office:value-type="float" office:value="0.0137405395507813" calcext:value-type="float">
            <text:p>0.013740539550781</text:p>
          </table:table-cell>
        </table:table-row>
        <table:table-row table:style-name="ro1">
          <table:table-cell table:number-columns-repeated="3"/>
          <table:table-cell office:value-type="float" office:value="0.0135817527770996" calcext:value-type="float">
            <text:p>0.0135817527771</text:p>
          </table:table-cell>
        </table:table-row>
        <table:table-row table:style-name="ro1">
          <table:table-cell table:number-columns-repeated="3"/>
          <table:table-cell office:value-type="float" office:value="0.0142130851745606" calcext:value-type="float">
            <text:p>0.014213085174561</text:p>
          </table:table-cell>
        </table:table-row>
        <table:table-row table:style-name="ro1">
          <table:table-cell table:number-columns-repeated="3"/>
          <table:table-cell office:value-type="float" office:value="0.0140409469604492" calcext:value-type="float">
            <text:p>0.014040946960449</text:p>
          </table:table-cell>
        </table:table-row>
        <table:table-row table:style-name="ro1">
          <table:table-cell table:number-columns-repeated="3"/>
          <table:table-cell office:value-type="float" office:value="0.0134093761444092" calcext:value-type="float">
            <text:p>0.013409376144409</text:p>
          </table:table-cell>
        </table:table-row>
        <table:table-row table:style-name="ro1">
          <table:table-cell table:number-columns-repeated="3"/>
          <table:table-cell office:value-type="float" office:value="0.0139696598052979" calcext:value-type="float">
            <text:p>0.013969659805298</text:p>
          </table:table-cell>
        </table:table-row>
        <table:table-row table:style-name="ro1">
          <table:table-cell table:number-columns-repeated="3"/>
          <table:table-cell office:value-type="float" office:value="0.0127198696136475" calcext:value-type="float">
            <text:p>0.012719869613648</text:p>
          </table:table-cell>
        </table:table-row>
        <table:table-row table:style-name="ro1">
          <table:table-cell table:number-columns-repeated="3"/>
          <table:table-cell office:value-type="float" office:value="0.013164758682251" calcext:value-type="float">
            <text:p>0.013164758682251</text:p>
          </table:table-cell>
        </table:table-row>
        <table:table-row table:style-name="ro1">
          <table:table-cell table:number-columns-repeated="3"/>
          <table:table-cell office:value-type="float" office:value="0.0134034156799316" calcext:value-type="float">
            <text:p>0.013403415679932</text:p>
          </table:table-cell>
        </table:table-row>
        <table:table-row table:style-name="ro1">
          <table:table-cell table:number-columns-repeated="3"/>
          <table:table-cell office:value-type="float" office:value="0.0141916275024414" calcext:value-type="float">
            <text:p>0.014191627502441</text:p>
          </table:table-cell>
        </table:table-row>
        <table:table-row table:style-name="ro1">
          <table:table-cell table:number-columns-repeated="3"/>
          <table:table-cell office:value-type="float" office:value="0.0145366191864014" calcext:value-type="float">
            <text:p>0.014536619186401</text:p>
          </table:table-cell>
        </table:table-row>
        <table:table-row table:style-name="ro1">
          <table:table-cell table:number-columns-repeated="3"/>
          <table:table-cell office:value-type="float" office:value="0.0147469043731689" calcext:value-type="float">
            <text:p>0.014746904373169</text:p>
          </table:table-cell>
        </table:table-row>
        <table:table-row table:style-name="ro1">
          <table:table-cell table:number-columns-repeated="3"/>
          <table:table-cell office:value-type="float" office:value="0.0148475170135498" calcext:value-type="float">
            <text:p>0.01484751701355</text:p>
          </table:table-cell>
        </table:table-row>
        <table:table-row table:style-name="ro1">
          <table:table-cell table:number-columns-repeated="3"/>
          <table:table-cell office:value-type="float" office:value="0.0148520469665527" calcext:value-type="float">
            <text:p>0.014852046966553</text:p>
          </table:table-cell>
        </table:table-row>
        <table:table-row table:style-name="ro1">
          <table:table-cell table:number-columns-repeated="3"/>
          <table:table-cell office:value-type="float" office:value="0.0128304958343506" calcext:value-type="float">
            <text:p>0.012830495834351</text:p>
          </table:table-cell>
        </table:table-row>
        <table:table-row table:style-name="ro1">
          <table:table-cell table:number-columns-repeated="3"/>
          <table:table-cell office:value-type="float" office:value="0.0141863822937012" calcext:value-type="float">
            <text:p>0.014186382293701</text:p>
          </table:table-cell>
        </table:table-row>
        <table:table-row table:style-name="ro1">
          <table:table-cell table:number-columns-repeated="3"/>
          <table:table-cell office:value-type="float" office:value="0.0137810707092285" calcext:value-type="float">
            <text:p>0.013781070709229</text:p>
          </table:table-cell>
        </table:table-row>
        <table:table-row table:style-name="ro1">
          <table:table-cell table:number-columns-repeated="3"/>
          <table:table-cell office:value-type="float" office:value="0.0133864879608154" calcext:value-type="float">
            <text:p>0.013386487960815</text:p>
          </table:table-cell>
        </table:table-row>
        <table:table-row table:style-name="ro1">
          <table:table-cell table:number-columns-repeated="3"/>
          <table:table-cell office:value-type="float" office:value="0.0129213333129883" calcext:value-type="float">
            <text:p>0.012921333312988</text:p>
          </table:table-cell>
        </table:table-row>
        <table:table-row table:style-name="ro1">
          <table:table-cell table:number-columns-repeated="3"/>
          <table:table-cell office:value-type="float" office:value="0.0132389068603516" calcext:value-type="float">
            <text:p>0.013238906860352</text:p>
          </table:table-cell>
        </table:table-row>
        <table:table-row table:style-name="ro1">
          <table:table-cell table:number-columns-repeated="3"/>
          <table:table-cell office:value-type="float" office:value="0.0133140087127686" calcext:value-type="float">
            <text:p>0.013314008712769</text:p>
          </table:table-cell>
        </table:table-row>
        <table:table-row table:style-name="ro1">
          <table:table-cell table:number-columns-repeated="3"/>
          <table:table-cell office:value-type="float" office:value="0.0137856006622314" calcext:value-type="float">
            <text:p>0.013785600662231</text:p>
          </table:table-cell>
        </table:table-row>
        <table:table-row table:style-name="ro1">
          <table:table-cell table:number-columns-repeated="3"/>
          <table:table-cell office:value-type="float" office:value="0.0165176391601563" calcext:value-type="float">
            <text:p>0.016517639160156</text:p>
          </table:table-cell>
        </table:table-row>
        <table:table-row table:style-name="ro1">
          <table:table-cell table:number-columns-repeated="3"/>
          <table:table-cell office:value-type="float" office:value="0.0149478912353516" calcext:value-type="float">
            <text:p>0.014947891235352</text:p>
          </table:table-cell>
        </table:table-row>
        <table:table-row table:style-name="ro1">
          <table:table-cell table:number-columns-repeated="3"/>
          <table:table-cell office:value-type="float" office:value="0.0156700611114502" calcext:value-type="float">
            <text:p>0.01567006111145</text:p>
          </table:table-cell>
        </table:table-row>
        <table:table-row table:style-name="ro1">
          <table:table-cell table:number-columns-repeated="3"/>
          <table:table-cell office:value-type="float" office:value="0.0143795013427734" calcext:value-type="float">
            <text:p>0.014379501342773</text:p>
          </table:table-cell>
        </table:table-row>
        <table:table-row table:style-name="ro1">
          <table:table-cell table:number-columns-repeated="3"/>
          <table:table-cell office:value-type="float" office:value="0.0157017707824707" calcext:value-type="float">
            <text:p>0.015701770782471</text:p>
          </table:table-cell>
        </table:table-row>
        <table:table-row table:style-name="ro1">
          <table:table-cell table:number-columns-repeated="3"/>
          <table:table-cell office:value-type="float" office:value="0.0148189067840576" calcext:value-type="float">
            <text:p>0.014818906784058</text:p>
          </table:table-cell>
        </table:table-row>
        <table:table-row table:style-name="ro1">
          <table:table-cell table:number-columns-repeated="3"/>
          <table:table-cell office:value-type="float" office:value="0.0153267383575439" calcext:value-type="float">
            <text:p>0.015326738357544</text:p>
          </table:table-cell>
        </table:table-row>
        <table:table-row table:style-name="ro1">
          <table:table-cell table:number-columns-repeated="3"/>
          <table:table-cell office:value-type="float" office:value="0.0148682594299316" calcext:value-type="float">
            <text:p>0.014868259429932</text:p>
          </table:table-cell>
        </table:table-row>
        <table:table-row table:style-name="ro1">
          <table:table-cell table:number-columns-repeated="3"/>
          <table:table-cell office:value-type="float" office:value="0.0155444145202637" calcext:value-type="float">
            <text:p>0.015544414520264</text:p>
          </table:table-cell>
        </table:table-row>
        <table:table-row table:style-name="ro1">
          <table:table-cell table:number-columns-repeated="3"/>
          <table:table-cell office:value-type="float" office:value="0.0151371955871582" calcext:value-type="float">
            <text:p>0.015137195587158</text:p>
          </table:table-cell>
        </table:table-row>
        <table:table-row table:style-name="ro1">
          <table:table-cell table:number-columns-repeated="3"/>
          <table:table-cell office:value-type="float" office:value="0.0152194499969482" calcext:value-type="float">
            <text:p>0.015219449996948</text:p>
          </table:table-cell>
        </table:table-row>
        <table:table-row table:style-name="ro1">
          <table:table-cell table:number-columns-repeated="3"/>
          <table:table-cell office:value-type="float" office:value="0.0151033401489258" calcext:value-type="float">
            <text:p>0.015103340148926</text:p>
          </table:table-cell>
        </table:table-row>
        <table:table-row table:style-name="ro1">
          <table:table-cell table:number-columns-repeated="3"/>
          <table:table-cell office:value-type="float" office:value="0.0157222747802734" calcext:value-type="float">
            <text:p>0.015722274780273</text:p>
          </table:table-cell>
        </table:table-row>
        <table:table-row table:style-name="ro1">
          <table:table-cell table:number-columns-repeated="3"/>
          <table:table-cell office:value-type="float" office:value="0.0136041641235352" calcext:value-type="float">
            <text:p>0.013604164123535</text:p>
          </table:table-cell>
        </table:table-row>
        <table:table-row table:style-name="ro1">
          <table:table-cell table:number-columns-repeated="3"/>
          <table:table-cell office:value-type="float" office:value="0.0136044025421143" calcext:value-type="float">
            <text:p>0.013604402542114</text:p>
          </table:table-cell>
        </table:table-row>
        <table:table-row table:style-name="ro1">
          <table:table-cell table:number-columns-repeated="3"/>
          <table:table-cell office:value-type="float" office:value="0.0136754512786865" calcext:value-type="float">
            <text:p>0.013675451278687</text:p>
          </table:table-cell>
        </table:table-row>
        <table:table-row table:style-name="ro1">
          <table:table-cell table:number-columns-repeated="3"/>
          <table:table-cell office:value-type="float" office:value="0.0129764080047607" calcext:value-type="float">
            <text:p>0.012976408004761</text:p>
          </table:table-cell>
        </table:table-row>
        <table:table-row table:style-name="ro1">
          <table:table-cell table:number-columns-repeated="3"/>
          <table:table-cell office:value-type="float" office:value="0.0137803554534912" calcext:value-type="float">
            <text:p>0.013780355453491</text:p>
          </table:table-cell>
        </table:table-row>
        <table:table-row table:style-name="ro1">
          <table:table-cell table:number-columns-repeated="3"/>
          <table:table-cell office:value-type="float" office:value="0.0136480331420898" calcext:value-type="float">
            <text:p>0.01364803314209</text:p>
          </table:table-cell>
        </table:table-row>
        <table:table-row table:style-name="ro1">
          <table:table-cell table:number-columns-repeated="3"/>
          <table:table-cell office:value-type="float" office:value="0.0135471820831299" calcext:value-type="float">
            <text:p>0.01354718208313</text:p>
          </table:table-cell>
        </table:table-row>
        <table:table-row table:style-name="ro1">
          <table:table-cell table:number-columns-repeated="3"/>
          <table:table-cell office:value-type="float" office:value="0.0182268619537354" calcext:value-type="float">
            <text:p>0.018226861953735</text:p>
          </table:table-cell>
        </table:table-row>
        <table:table-row table:style-name="ro1">
          <table:table-cell table:number-columns-repeated="3"/>
          <table:table-cell office:value-type="float" office:value="0.0131077766418457" calcext:value-type="float">
            <text:p>0.013107776641846</text:p>
          </table:table-cell>
        </table:table-row>
        <table:table-row table:style-name="ro1">
          <table:table-cell table:number-columns-repeated="3"/>
          <table:table-cell office:value-type="float" office:value="0.0159947872161865" calcext:value-type="float">
            <text:p>0.015994787216187</text:p>
          </table:table-cell>
        </table:table-row>
        <table:table-row table:style-name="ro1">
          <table:table-cell table:number-columns-repeated="3"/>
          <table:table-cell office:value-type="float" office:value="0.0138742923736572" calcext:value-type="float">
            <text:p>0.013874292373657</text:p>
          </table:table-cell>
        </table:table-row>
        <table:table-row table:style-name="ro1">
          <table:table-cell table:number-columns-repeated="3"/>
          <table:table-cell office:value-type="float" office:value="0.0136508941650391" calcext:value-type="float">
            <text:p>0.013650894165039</text:p>
          </table:table-cell>
        </table:table-row>
        <table:table-row table:style-name="ro1">
          <table:table-cell table:number-columns-repeated="3"/>
          <table:table-cell office:value-type="float" office:value="0.0134651660919189" calcext:value-type="float">
            <text:p>0.013465166091919</text:p>
          </table:table-cell>
        </table:table-row>
        <table:table-row table:style-name="ro1">
          <table:table-cell table:number-columns-repeated="3"/>
          <table:table-cell office:value-type="float" office:value="0.0142648220062256" calcext:value-type="float">
            <text:p>0.014264822006226</text:p>
          </table:table-cell>
        </table:table-row>
        <table:table-row table:style-name="ro1">
          <table:table-cell table:number-columns-repeated="3"/>
          <table:table-cell office:value-type="float" office:value="0.0139861106872559" calcext:value-type="float">
            <text:p>0.013986110687256</text:p>
          </table:table-cell>
        </table:table-row>
        <table:table-row table:style-name="ro1">
          <table:table-cell table:number-columns-repeated="3"/>
          <table:table-cell office:value-type="float" office:value="0.0140876770019531" calcext:value-type="float">
            <text:p>0.014087677001953</text:p>
          </table:table-cell>
        </table:table-row>
        <table:table-row table:style-name="ro1">
          <table:table-cell table:number-columns-repeated="3"/>
          <table:table-cell office:value-type="float" office:value="0.0142586231231689" calcext:value-type="float">
            <text:p>0.014258623123169</text:p>
          </table:table-cell>
        </table:table-row>
        <table:table-row table:style-name="ro1">
          <table:table-cell table:number-columns-repeated="3"/>
          <table:table-cell office:value-type="float" office:value="0.0139098167419434" calcext:value-type="float">
            <text:p>0.013909816741943</text:p>
          </table:table-cell>
        </table:table-row>
        <table:table-row table:style-name="ro1">
          <table:table-cell table:number-columns-repeated="3"/>
          <table:table-cell office:value-type="float" office:value="0.0145483016967773" calcext:value-type="float">
            <text:p>0.014548301696777</text:p>
          </table:table-cell>
        </table:table-row>
        <table:table-row table:style-name="ro1">
          <table:table-cell table:number-columns-repeated="3"/>
          <table:table-cell office:value-type="float" office:value="0.0148186683654785" calcext:value-type="float">
            <text:p>0.014818668365479</text:p>
          </table:table-cell>
        </table:table-row>
        <table:table-row table:style-name="ro1">
          <table:table-cell table:number-columns-repeated="3"/>
          <table:table-cell office:value-type="float" office:value="0.0143330097198486" calcext:value-type="float">
            <text:p>0.014333009719849</text:p>
          </table:table-cell>
        </table:table-row>
        <table:table-row table:style-name="ro1">
          <table:table-cell table:number-columns-repeated="3"/>
          <table:table-cell office:value-type="float" office:value="0.0132312774658203" calcext:value-type="float">
            <text:p>0.01323127746582</text:p>
          </table:table-cell>
        </table:table-row>
        <table:table-row table:style-name="ro1">
          <table:table-cell table:number-columns-repeated="3"/>
          <table:table-cell office:value-type="float" office:value="0.0135095119476318" calcext:value-type="float">
            <text:p>0.013509511947632</text:p>
          </table:table-cell>
        </table:table-row>
        <table:table-row table:style-name="ro1">
          <table:table-cell table:number-columns-repeated="3"/>
          <table:table-cell office:value-type="float" office:value="0.0137691497802734" calcext:value-type="float">
            <text:p>0.013769149780273</text:p>
          </table:table-cell>
        </table:table-row>
        <table:table-row table:style-name="ro1">
          <table:table-cell table:number-columns-repeated="3"/>
          <table:table-cell office:value-type="float" office:value="0.0136563777923584" calcext:value-type="float">
            <text:p>0.013656377792358</text:p>
          </table:table-cell>
        </table:table-row>
      </table:table>
      <table:named-expressions/>
      <table:database-ranges>
        <table:database-range table:name="__Anonymous_Sheet_DB__0" table:target-range-address="Sheet1.C4:Sheet1.C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8:34:08.854491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8:18:09.871261715</meta:creation-date>
    <dc:date>2022-01-25T18:34:38.309738804</dc:date>
    <meta:editing-duration>PT13M48S</meta:editing-duration>
    <meta:editing-cycles>3</meta:editing-cycles>
    <meta:generator>LibreOffice/6.0.7.3$Linux_AARCH64 LibreOffice_project/00m0$Build-3</meta:generator>
    <meta:document-statistic meta:table-count="1" meta:cell-count="782" meta:object-count="0"/>
  </office:meta>
</office:document-meta>
</file>